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calysans" svg:font-family="scalysan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6.177cm" table:align="left"/>
    </style:style>
    <style:style style:name="Tabela1.A" style:family="table-column">
      <style:table-column-properties style:column-width="1.194cm"/>
    </style:style>
    <style:style style:name="Tabela1.B" style:family="table-column">
      <style:table-column-properties style:column-width="3.455cm"/>
    </style:style>
    <style:style style:name="Tabela1.C" style:family="table-column">
      <style:table-column-properties style:column-width="4.023cm"/>
    </style:style>
    <style:style style:name="Tabela1.D" style:family="table-column">
      <style:table-column-properties style:column-width="3.485cm"/>
    </style:style>
    <style:style style:name="Tabela1.E" style:family="table-column">
      <style:table-column-properties style:column-width="0.697cm"/>
    </style:style>
    <style:style style:name="Tabela1.F" style:family="table-column">
      <style:table-column-properties style:column-width="0.871cm"/>
    </style:style>
    <style:style style:name="Tabela1.G" style:family="table-column">
      <style:table-column-properties style:column-width="0.822cm"/>
    </style:style>
    <style:style style:name="Tabela1.H" style:family="table-column">
      <style:table-column-properties style:column-width="0.774cm"/>
    </style:style>
    <style:style style:name="Tabela1.I" style:family="table-column">
      <style:table-column-properties style:column-width="0.854cm"/>
    </style:style>
    <style:style style:name="Tabela1.A1" style:family="table-cell">
      <style:table-cell-properties style:vertical-align="middle" fo:padding="0.049cm" fo:border="none"/>
    </style:style>
    <style:style style:name="Tabela2" style:family="table">
      <style:table-properties style:width="5.729cm" table:align="left"/>
    </style:style>
    <style:style style:name="Tabela2.A" style:family="table-column">
      <style:table-column-properties style:column-width="1.404cm"/>
    </style:style>
    <style:style style:name="Tabela2.B" style:family="table-column">
      <style:table-column-properties style:column-width="4.325cm"/>
    </style:style>
    <style:style style:name="Tabela2.A1" style:family="table-cell">
      <style:table-cell-properties style:vertical-align="middle" fo:padding="0.049cm" fo:border="none"/>
    </style:style>
    <style:style style:name="Tabela3" style:family="table">
      <style:table-properties style:width="10.548cm" table:align="left"/>
    </style:style>
    <style:style style:name="Tabela3.A" style:family="table-column">
      <style:table-column-properties style:column-width="3.297cm"/>
    </style:style>
    <style:style style:name="Tabela3.B" style:family="table-column">
      <style:table-column-properties style:column-width="7.251cm"/>
    </style:style>
    <style:style style:name="Tabela3.A1" style:family="table-cell">
      <style:table-cell-properties style:vertical-align="middle" fo:padding="0.049cm" fo:border="none"/>
    </style:style>
    <style:style style:name="Tabela4" style:family="table">
      <style:table-properties style:width="10.162cm" table:align="left"/>
    </style:style>
    <style:style style:name="Tabela4.A" style:family="table-column">
      <style:table-column-properties style:column-width="3.297cm"/>
    </style:style>
    <style:style style:name="Tabela4.B" style:family="table-column">
      <style:table-column-properties style:column-width="6.865cm"/>
    </style:style>
    <style:style style:name="Tabela4.A1" style:family="table-cell">
      <style:table-cell-properties style:vertical-align="middle" fo:padding="0.049cm" fo:border="none"/>
    </style:style>
    <style:style style:name="Tabela5" style:family="table">
      <style:table-properties style:width="9.567cm" table:align="left"/>
    </style:style>
    <style:style style:name="Tabela5.A" style:family="table-column">
      <style:table-column-properties style:column-width="3.297cm"/>
    </style:style>
    <style:style style:name="Tabela5.B" style:family="table-column">
      <style:table-column-properties style:column-width="6.271cm"/>
    </style:style>
    <style:style style:name="Tabela5.A1" style:family="table-cell">
      <style:table-cell-properties style:vertical-align="middle" fo:padding="0.049cm" fo:border="none"/>
    </style:style>
    <style:style style:name="Tabela6" style:family="table">
      <style:table-properties style:width="10.372cm" table:align="left"/>
    </style:style>
    <style:style style:name="Tabela6.A" style:family="table-column">
      <style:table-column-properties style:column-width="3.297cm"/>
    </style:style>
    <style:style style:name="Tabela6.B" style:family="table-column">
      <style:table-column-properties style:column-width="7.075cm"/>
    </style:style>
    <style:style style:name="Tabela6.A1" style:family="table-cell">
      <style:table-cell-properties style:vertical-align="middle" fo:padding="0.049cm" fo:border="none"/>
    </style:style>
    <style:style style:name="Tabela7" style:family="table">
      <style:table-properties style:width="11.014cm" table:align="left"/>
    </style:style>
    <style:style style:name="Tabela7.A" style:family="table-column">
      <style:table-column-properties style:column-width="3.297cm"/>
    </style:style>
    <style:style style:name="Tabela7.B" style:family="table-column">
      <style:table-column-properties style:column-width="7.717cm"/>
    </style:style>
    <style:style style:name="Tabela7.A1" style:family="table-cell">
      <style:table-cell-properties style:vertical-align="middle" fo:padding="0.049cm" fo:border="none"/>
    </style:style>
    <style:style style:name="Tabela8" style:family="table">
      <style:table-properties style:width="9.559cm" table:align="left"/>
    </style:style>
    <style:style style:name="Tabela8.A" style:family="table-column">
      <style:table-column-properties style:column-width="3.297cm"/>
    </style:style>
    <style:style style:name="Tabela8.B" style:family="table-column">
      <style:table-column-properties style:column-width="6.262cm"/>
    </style:style>
    <style:style style:name="Tabela8.A1" style:family="table-cell">
      <style:table-cell-properties style:vertical-align="middle" fo:padding="0.049cm" fo:border="none"/>
    </style:style>
    <style:style style:name="Tabela9" style:family="table">
      <style:table-properties style:width="10.95cm" table:align="left"/>
    </style:style>
    <style:style style:name="Tabela9.A" style:family="table-column">
      <style:table-column-properties style:column-width="3.297cm"/>
    </style:style>
    <style:style style:name="Tabela9.B" style:family="table-column">
      <style:table-column-properties style:column-width="7.654cm"/>
    </style:style>
    <style:style style:name="Tabela9.A1" style:family="table-cell">
      <style:table-cell-properties style:vertical-align="middle" fo:padding="0.049cm" fo:border="none"/>
    </style:style>
    <style:style style:name="Tabela10" style:family="table">
      <style:table-properties style:width="7.675cm" table:align="left"/>
    </style:style>
    <style:style style:name="Tabela10.A" style:family="table-column">
      <style:table-column-properties style:column-width="3.297cm"/>
    </style:style>
    <style:style style:name="Tabela10.B" style:family="table-column">
      <style:table-column-properties style:column-width="4.378cm"/>
    </style:style>
    <style:style style:name="Tabela10.A1" style:family="table-cell">
      <style:table-cell-properties style:vertical-align="middle" fo:padding="0.049cm" fo:border="none"/>
    </style:style>
    <style:style style:name="Tabela11" style:family="table">
      <style:table-properties style:width="6.59cm" table:align="left"/>
    </style:style>
    <style:style style:name="Tabela11.A" style:family="table-column">
      <style:table-column-properties style:column-width="2.064cm"/>
    </style:style>
    <style:style style:name="Tabela11.B" style:family="table-column">
      <style:table-column-properties style:column-width="4.526cm"/>
    </style:style>
    <style:style style:name="Tabela11.A1" style:family="table-cell">
      <style:table-cell-properties style:vertical-align="middle" fo:padding="0.049cm" fo:border="none"/>
    </style:style>
    <style:style style:name="Tabela12" style:family="table">
      <style:table-properties style:width="15.61cm" table:align="left"/>
    </style:style>
    <style:style style:name="Tabela12.A" style:family="table-column">
      <style:table-column-properties style:column-width="2.064cm"/>
    </style:style>
    <style:style style:name="Tabela12.B" style:family="table-column">
      <style:table-column-properties style:column-width="13.547cm"/>
    </style:style>
    <style:style style:name="Tabela12.A1" style:family="table-cell">
      <style:table-cell-properties style:vertical-align="middle" fo:padding="0.049c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start"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style>
    <style:style style:name="P17" style:family="paragraph" style:parent-style-name="Text_20_body" style:list-style-name="L3">
      <style:paragraph-properties fo:margin-top="0cm" fo:margin-bottom="0cm" loext:contextual-spacing="false"/>
    </style:style>
    <style:style style:name="P18" style:family="paragraph" style:parent-style-name="Text_20_body" style:list-style-name="L4">
      <style:paragraph-properties fo:margin-top="0cm" fo:margin-bottom="0cm" loext:contextual-spacing="false"/>
    </style:style>
    <style:style style:name="P19" style:family="paragraph" style:parent-style-name="Text_20_body" style:list-style-name="L5">
      <style:paragraph-properties fo:margin-top="0cm" fo:margin-bottom="0cm" loext:contextual-spacing="false"/>
    </style:style>
    <style:style style:name="P20" style:family="paragraph" style:parent-style-name="Text_20_body" style:list-style-name="L6">
      <style:paragraph-properties fo:margin-top="0cm" fo:margin-bottom="0cm" loext:contextual-spacing="false"/>
    </style:style>
    <style:style style:name="P21" style:family="paragraph" style:parent-style-name="Text_20_body" style:list-style-name="L7">
      <style:paragraph-properties fo:margin-top="0cm" fo:margin-bottom="0cm" loext:contextual-spacing="false"/>
    </style:style>
    <style:style style:name="P22" style:family="paragraph" style:parent-style-name="Text_20_body" style:list-style-name="L8">
      <style:paragraph-properties fo:margin-top="0cm" fo:margin-bottom="0cm" loext:contextual-spacing="false"/>
    </style:style>
    <style:style style:name="P23" style:family="paragraph" style:parent-style-name="Text_20_body" style:list-style-name="L9">
      <style:paragraph-properties fo:margin-top="0cm" fo:margin-bottom="0cm" loext:contextual-spacing="false"/>
    </style:style>
    <style:style style:name="T1" style:family="text">
      <style:text-properties style:font-name="scalysans" fo:font-size="12pt"/>
    </style:style>
    <style:style style:name="T2" style:family="text">
      <style:text-properties officeooo:rsid="0006de06"/>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ção1">
        <text:section text:style-name="Sect1" text:name="preview">
          <text:section text:style-name="Sect1" text:name="p2">
            <text:h text:style-name="Heading_20_2" text:outline-level="2"><text:bookmark text:name="the-summoner-summoner"/><text:span text:style-name="T2">The </text:span>Summoner</text:h>
            <text:p text:style-name="Text_20_body">With scaled skin and folded wings, a half dragon human stands at the top of a hill, over looking a nearby fortress. As he looks on, his swarm of dragons fly into the fortress. Though young, their flames still burn hot, and they begin to burn those before them.</text:p>
            <text:p text:style-name="Text_20_body">Standing beside a succubus, a halfling women signs a contract with a Balor. Promised might, power and access to the armies of hell in return for her soul, she accepts; and begins to plot how to escape the contract.</text:p>
            <text:p text:style-name="Text_20_body">Speaking in a language you can't possible understand, an orcish man crouches low, garbed in robes. Prophesying things to come, you watch as he stands, and then tentacles claw their way out of the robes and drag him forward.</text:p>
            <text:p text:style-name="Text_20_body">Alone stands a goblin boy with gills on his neck, clouded eyes, and claws. As he trots around, a displacer beast slowly emerges from the aether, exiting a portal that can not be seen. The boy climbs onto the beast and simply enjoys his ride.</text:p>
            <text:p text:style-name="Text_20_body">In darkness waits a well armored woman. Her race seemingly elf, though it's hard to tell through her rotted flesh. As a company of adventurers enters her room, the corpses near her rise, clawing out of the ground and combining to make humanoid forms, preparing for battle.</text:p>
            <text:h text:style-name="Heading_20_3" text:outline-level="3"><text:bookmark text:name="the-summoner-summoner-binding-to-beast-and-alien"/>Binding to Beast and Alien</text:h>
            <text:p text:style-name="Text_20_body">Summoners can call upon creatures to do their bidding, though they may only summon creatures they are bound to until they become very powerful. These summoned creatures may act upon their own will, though that of the summoner takes more precedence, as they are magically compelled to follow the summoner's desires</text:p>
            <text:h text:style-name="Heading_20_3" text:outline-level="3"><text:bookmark text:name="the-summoner-summoner-influenced-forms"/>Influenced Forms</text:h>
            <text:p text:style-name="Text_20_body">The bindings which allow summoners to call upon aid also alters their body and mind. This grants them greater powers and connection to the creatures they summon, often morphing their body to give them additional limbs or features.</text:p>
            <text:h text:style-name="Heading_20_3" text:outline-level="3"><text:bookmark text:name="the-summoner-summoner-creating-a-summoner"/>Creating a Summoner</text:h>
            <text:p text:style-name="Text_20_body">When making a summoner there are several important questions to consider. One such is hod did you get your power? Did you pray to a god? What about some unknowable creature? Do you like the creatures you summon? How do you react to the creatures you summon?</text:p>
            <text:p text:style-name="Text_20_body">It's important to work with your DM to better understand your relationship to the character and its summons. Are you their leader? Or are you some strange being to them as well, one that they must simply follow?</text:p>
            <text:h text:style-name="Heading_20_4" text:outline-level="4"><text:bookmark text:name="the-summoner-summoner-creating-a-summoner-quick-build"/>Quick Build</text:h>
            <text:p text:style-name="Text_20_body">You can quickly create a summoner by following these step. First, make your highest ability score Strength or Dexterity, followed by Intelligence. Second, choose the hermit background.</text:p>
          </text:section>
          <text:section text:style-name="Sect1" text:name="p3">
            <text:h text:style-name="Heading_20_5" text:outline-level="5"><text:bookmark text:name="the-summoner-summoner-creating-a-summoner-quick-build-summoner"/>Summoner</text:h>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I"/>
              <table:table-header-rows>
                <table:table-row table:style-name="TableLine94551543175456">
                  <table:table-cell table:style-name="Tabela1.A1" office:value-type="string">
                    <text:p text:style-name="P3">Level</text:p>
                  </table:table-cell>
                  <table:table-cell table:style-name="Tabela1.A1" office:value-type="string">
                    <text:p text:style-name="P3">Proficiency Bonus</text:p>
                  </table:table-cell>
                  <table:table-cell table:style-name="Tabela1.A1" office:value-type="string">
                    <text:p text:style-name="P4">Features</text:p>
                  </table:table-cell>
                  <table:table-cell table:style-name="Tabela1.A1" office:value-type="string">
                    <text:p text:style-name="P3">Requisition Points</text:p>
                  </table:table-cell>
                  <table:table-cell table:style-name="Tabela1.A1" office:value-type="string">
                    <text:p text:style-name="P3">1st</text:p>
                  </table:table-cell>
                  <table:table-cell table:style-name="Tabela1.A1" office:value-type="string">
                    <text:p text:style-name="P3">2nd</text:p>
                  </table:table-cell>
                  <table:table-cell table:style-name="Tabela1.A1" office:value-type="string">
                    <text:p text:style-name="P3">3rd</text:p>
                  </table:table-cell>
                  <table:table-cell table:style-name="Tabela1.A1" office:value-type="string">
                    <text:p text:style-name="P3">4th</text:p>
                  </table:table-cell>
                  <table:table-cell table:style-name="Tabela1.A1" office:value-type="string">
                    <text:p text:style-name="P3">5th</text:p>
                  </table:table-cell>
                </table:table-row>
              </table:table-header-rows>
              <table:table-row table:style-name="TableLine94551543528064">
                <table:table-cell table:style-name="Tabela1.A1" office:value-type="string">
                  <text:p text:style-name="P1">1st</text:p>
                </table:table-cell>
                <table:table-cell table:style-name="Tabela1.A1" office:value-type="string">
                  <text:p text:style-name="P1">+2</text:p>
                </table:table-cell>
                <table:table-cell table:style-name="Tabela1.A1" office:value-type="string">
                  <text:p text:style-name="P2">Bond, Requisition</text:p>
                </table:table-cell>
                <table:table-cell table:style-name="Tabela1.A1" office:value-type="string">
                  <text:p text:style-name="P1">1</text:p>
                </table:table-cell>
                <table:table-cell table:style-name="Tabela1.A1" office:value-type="string">
                  <text:p text:style-name="P1">—</text:p>
                </table:table-cell>
                <table:table-cell table:style-name="Tabela1.A1" office:value-type="string">
                  <text:p text:style-name="P1">—</text:p>
                </table:table-cell>
                <table:table-cell table:style-name="Tabela1.A1" office:value-type="string">
                  <text:p text:style-name="P1">—</text:p>
                </table:table-cell>
                <table:table-cell table:style-name="Tabela1.A1" office:value-type="string">
                  <text:p text:style-name="P1">—</text:p>
                </table:table-cell>
                <table:table-cell table:style-name="Tabela1.A1" office:value-type="string">
                  <text:p text:style-name="P1">—</text:p>
                </table:table-cell>
              </table:table-row>
              <table:table-row table:style-name="TableLine94551543529536">
                <table:table-cell table:style-name="Tabela1.A1" office:value-type="string">
                  <text:p text:style-name="P1">2nd</text:p>
                </table:table-cell>
                <table:table-cell table:style-name="Tabela1.A1" office:value-type="string">
                  <text:p text:style-name="P1">+2</text:p>
                </table:table-cell>
                <table:table-cell table:style-name="Tabela1.A1" office:value-type="string">
                  <text:p text:style-name="P2">Spellcasting</text:p>
                </table:table-cell>
                <table:table-cell table:style-name="Tabela1.A1" office:value-type="string">
                  <text:p text:style-name="P1">2</text:p>
                </table:table-cell>
                <table:table-cell table:style-name="Tabela1.A1" office:value-type="string">
                  <text:p text:style-name="P1">2</text:p>
                </table:table-cell>
                <table:table-cell table:style-name="Tabela1.A1" office:value-type="string">
                  <text:p text:style-name="P1">—</text:p>
                </table:table-cell>
                <table:table-cell table:style-name="Tabela1.A1" office:value-type="string">
                  <text:p text:style-name="P1">—</text:p>
                </table:table-cell>
                <table:table-cell table:style-name="Tabela1.A1" office:value-type="string">
                  <text:p text:style-name="P1">—</text:p>
                </table:table-cell>
                <table:table-cell table:style-name="Tabela1.A1" office:value-type="string">
                  <text:p text:style-name="P1">—</text:p>
                </table:table-cell>
              </table:table-row>
              <table:table-row table:style-name="TableLine94551543530960">
                <table:table-cell table:style-name="Tabela1.A1" office:value-type="string">
                  <text:p text:style-name="P1">3rd</text:p>
                </table:table-cell>
                <table:table-cell table:style-name="Tabela1.A1" office:value-type="string">
                  <text:p text:style-name="P1">+2</text:p>
                </table:table-cell>
                <table:table-cell table:style-name="Tabela1.A1" office:value-type="string">
                  <text:p text:style-name="P2">Permanent Binding</text:p>
                </table:table-cell>
                <table:table-cell table:style-name="Tabela1.A1" office:value-type="string">
                  <text:p text:style-name="P1">3</text:p>
                </table:table-cell>
                <table:table-cell table:style-name="Tabela1.A1" office:value-type="string">
                  <text:p text:style-name="P1">3</text:p>
                </table:table-cell>
                <table:table-cell table:style-name="Tabela1.A1" office:value-type="string">
                  <text:p text:style-name="P1">—</text:p>
                </table:table-cell>
                <table:table-cell table:style-name="Tabela1.A1" office:value-type="string">
                  <text:p text:style-name="P1">—</text:p>
                </table:table-cell>
                <table:table-cell table:style-name="Tabela1.A1" office:value-type="string">
                  <text:p text:style-name="P1">—</text:p>
                </table:table-cell>
                <table:table-cell table:style-name="Tabela1.A1" office:value-type="string">
                  <text:p text:style-name="P1">—</text:p>
                </table:table-cell>
              </table:table-row>
              <table:table-row table:style-name="TableLine94551543532576">
                <table:table-cell table:style-name="Tabela1.A1" office:value-type="string">
                  <text:p text:style-name="P1">4th</text:p>
                </table:table-cell>
                <table:table-cell table:style-name="Tabela1.A1" office:value-type="string">
                  <text:p text:style-name="P1">+2</text:p>
                </table:table-cell>
                <table:table-cell table:style-name="Tabela1.A1" office:value-type="string">
                  <text:p text:style-name="P2">Ability Score Increase</text:p>
                </table:table-cell>
                <table:table-cell table:style-name="Tabela1.A1" office:value-type="string">
                  <text:p text:style-name="P1">4</text:p>
                </table:table-cell>
                <table:table-cell table:style-name="Tabela1.A1" office:value-type="string">
                  <text:p text:style-name="P1">3</text:p>
                </table:table-cell>
                <table:table-cell table:style-name="Tabela1.A1" office:value-type="string">
                  <text:p text:style-name="P1">—</text:p>
                </table:table-cell>
                <table:table-cell table:style-name="Tabela1.A1" office:value-type="string">
                  <text:p text:style-name="P1">—</text:p>
                </table:table-cell>
                <table:table-cell table:style-name="Tabela1.A1" office:value-type="string">
                  <text:p text:style-name="P1">—</text:p>
                </table:table-cell>
                <table:table-cell table:style-name="Tabela1.A1" office:value-type="string">
                  <text:p text:style-name="P1">—</text:p>
                </table:table-cell>
              </table:table-row>
              <table:table-row table:style-name="TableLine94551543534384">
                <table:table-cell table:style-name="Tabela1.A1" office:value-type="string">
                  <text:p text:style-name="P1">5th</text:p>
                </table:table-cell>
                <table:table-cell table:style-name="Tabela1.A1" office:value-type="string">
                  <text:p text:style-name="P1">+3</text:p>
                </table:table-cell>
                <table:table-cell table:style-name="Tabela1.A1" office:value-type="string">
                  <text:p text:style-name="P2">Extra Attack</text:p>
                </table:table-cell>
                <table:table-cell table:style-name="Tabela1.A1" office:value-type="string">
                  <text:p text:style-name="P1">5</text:p>
                </table:table-cell>
                <table:table-cell table:style-name="Tabela1.A1" office:value-type="string">
                  <text:p text:style-name="P1">4</text:p>
                </table:table-cell>
                <table:table-cell table:style-name="Tabela1.A1" office:value-type="string">
                  <text:p text:style-name="P1">2</text:p>
                </table:table-cell>
                <table:table-cell table:style-name="Tabela1.A1" office:value-type="string">
                  <text:p text:style-name="P1">—</text:p>
                </table:table-cell>
                <table:table-cell table:style-name="Tabela1.A1" office:value-type="string">
                  <text:p text:style-name="P1">—</text:p>
                </table:table-cell>
                <table:table-cell table:style-name="Tabela1.A1" office:value-type="string">
                  <text:p text:style-name="P1">—</text:p>
                </table:table-cell>
              </table:table-row>
              <table:table-row table:style-name="TableLine94551543536064">
                <table:table-cell table:style-name="Tabela1.A1" office:value-type="string">
                  <text:p text:style-name="P1">6th</text:p>
                </table:table-cell>
                <table:table-cell table:style-name="Tabela1.A1" office:value-type="string">
                  <text:p text:style-name="P1">+3</text:p>
                </table:table-cell>
                <table:table-cell table:style-name="Tabela1.A1" office:value-type="string">
                  <text:p text:style-name="P2">Bond feature</text:p>
                </table:table-cell>
                <table:table-cell table:style-name="Tabela1.A1" office:value-type="string">
                  <text:p text:style-name="P1">6</text:p>
                </table:table-cell>
                <table:table-cell table:style-name="Tabela1.A1" office:value-type="string">
                  <text:p text:style-name="P1">4</text:p>
                </table:table-cell>
                <table:table-cell table:style-name="Tabela1.A1" office:value-type="string">
                  <text:p text:style-name="P1">2</text:p>
                </table:table-cell>
                <table:table-cell table:style-name="Tabela1.A1" office:value-type="string">
                  <text:p text:style-name="P1">—</text:p>
                </table:table-cell>
                <table:table-cell table:style-name="Tabela1.A1" office:value-type="string">
                  <text:p text:style-name="P1">—</text:p>
                </table:table-cell>
                <table:table-cell table:style-name="Tabela1.A1" office:value-type="string">
                  <text:p text:style-name="P1">—</text:p>
                </table:table-cell>
              </table:table-row>
              <table:table-row table:style-name="TableLine94551543537792">
                <table:table-cell table:style-name="Tabela1.A1" office:value-type="string">
                  <text:p text:style-name="P1">7th</text:p>
                </table:table-cell>
                <table:table-cell table:style-name="Tabela1.A1" office:value-type="string">
                  <text:p text:style-name="P1">+3</text:p>
                </table:table-cell>
                <table:table-cell table:style-name="Tabela1.A1" office:value-type="string">
                  <text:p text:style-name="P2">Swarm Summoner</text:p>
                </table:table-cell>
                <table:table-cell table:style-name="Tabela1.A1" office:value-type="string">
                  <text:p text:style-name="P1">7</text:p>
                </table:table-cell>
                <table:table-cell table:style-name="Tabela1.A1" office:value-type="string">
                  <text:p text:style-name="P1">4</text:p>
                </table:table-cell>
                <table:table-cell table:style-name="Tabela1.A1" office:value-type="string">
                  <text:p text:style-name="P1">3</text:p>
                </table:table-cell>
                <table:table-cell table:style-name="Tabela1.A1" office:value-type="string">
                  <text:p text:style-name="P1">—</text:p>
                </table:table-cell>
                <table:table-cell table:style-name="Tabela1.A1" office:value-type="string">
                  <text:p text:style-name="P1">—</text:p>
                </table:table-cell>
                <table:table-cell table:style-name="Tabela1.A1" office:value-type="string">
                  <text:p text:style-name="P1">—</text:p>
                </table:table-cell>
              </table:table-row>
              <table:table-row table:style-name="TableLine94551543539520">
                <table:table-cell table:style-name="Tabela1.A1" office:value-type="string">
                  <text:p text:style-name="P1">8th</text:p>
                </table:table-cell>
                <table:table-cell table:style-name="Tabela1.A1" office:value-type="string">
                  <text:p text:style-name="P1">+3</text:p>
                </table:table-cell>
                <table:table-cell table:style-name="Tabela1.A1" office:value-type="string">
                  <text:p text:style-name="P2">Ability Score Increase</text:p>
                </table:table-cell>
                <table:table-cell table:style-name="Tabela1.A1" office:value-type="string">
                  <text:p text:style-name="P1">8</text:p>
                </table:table-cell>
                <table:table-cell table:style-name="Tabela1.A1" office:value-type="string">
                  <text:p text:style-name="P1">4</text:p>
                </table:table-cell>
                <table:table-cell table:style-name="Tabela1.A1" office:value-type="string">
                  <text:p text:style-name="P1">3</text:p>
                </table:table-cell>
                <table:table-cell table:style-name="Tabela1.A1" office:value-type="string">
                  <text:p text:style-name="P1">—</text:p>
                </table:table-cell>
                <table:table-cell table:style-name="Tabela1.A1" office:value-type="string">
                  <text:p text:style-name="P1">—</text:p>
                </table:table-cell>
                <table:table-cell table:style-name="Tabela1.A1" office:value-type="string">
                  <text:p text:style-name="P1">—</text:p>
                </table:table-cell>
              </table:table-row>
              <text:soft-page-break/>
              <table:table-row table:style-name="TableLine94551543541392">
                <table:table-cell table:style-name="Tabela1.A1" office:value-type="string">
                  <text:p text:style-name="P1">9th</text:p>
                </table:table-cell>
                <table:table-cell table:style-name="Tabela1.A1" office:value-type="string">
                  <text:p text:style-name="P1">+4</text:p>
                </table:table-cell>
                <table:table-cell table:style-name="Tabela1.A1" office:value-type="string">
                  <text:p text:style-name="P2">─</text:p>
                </table:table-cell>
                <table:table-cell table:style-name="Tabela1.A1" office:value-type="string">
                  <text:p text:style-name="P1">9</text:p>
                </table:table-cell>
                <table:table-cell table:style-name="Tabela1.A1" office:value-type="string">
                  <text:p text:style-name="P1">4</text:p>
                </table:table-cell>
                <table:table-cell table:style-name="Tabela1.A1" office:value-type="string">
                  <text:p text:style-name="P1">3</text:p>
                </table:table-cell>
                <table:table-cell table:style-name="Tabela1.A1" office:value-type="string">
                  <text:p text:style-name="P1">2</text:p>
                </table:table-cell>
                <table:table-cell table:style-name="Tabela1.A1" office:value-type="string">
                  <text:p text:style-name="P1">—</text:p>
                </table:table-cell>
                <table:table-cell table:style-name="Tabela1.A1" office:value-type="string">
                  <text:p text:style-name="P1">—</text:p>
                </table:table-cell>
              </table:table-row>
              <table:table-row table:style-name="TableLine94551543543040">
                <table:table-cell table:style-name="Tabela1.A1" office:value-type="string">
                  <text:p text:style-name="P1">10th</text:p>
                </table:table-cell>
                <table:table-cell table:style-name="Tabela1.A1" office:value-type="string">
                  <text:p text:style-name="P1">+4</text:p>
                </table:table-cell>
                <table:table-cell table:style-name="Tabela1.A1" office:value-type="string">
                  <text:p text:style-name="P2">Bond feature</text:p>
                </table:table-cell>
                <table:table-cell table:style-name="Tabela1.A1" office:value-type="string">
                  <text:p text:style-name="P1">10</text:p>
                </table:table-cell>
                <table:table-cell table:style-name="Tabela1.A1" office:value-type="string">
                  <text:p text:style-name="P1">4</text:p>
                </table:table-cell>
                <table:table-cell table:style-name="Tabela1.A1" office:value-type="string">
                  <text:p text:style-name="P1">3</text:p>
                </table:table-cell>
                <table:table-cell table:style-name="Tabela1.A1" office:value-type="string">
                  <text:p text:style-name="P1">2</text:p>
                </table:table-cell>
                <table:table-cell table:style-name="Tabela1.A1" office:value-type="string">
                  <text:p text:style-name="P1">—</text:p>
                </table:table-cell>
                <table:table-cell table:style-name="Tabela1.A1" office:value-type="string">
                  <text:p text:style-name="P1">—</text:p>
                </table:table-cell>
              </table:table-row>
              <table:table-row table:style-name="TableLine94551543544768">
                <table:table-cell table:style-name="Tabela1.A1" office:value-type="string">
                  <text:p text:style-name="P1">11th</text:p>
                </table:table-cell>
                <table:table-cell table:style-name="Tabela1.A1" office:value-type="string">
                  <text:p text:style-name="P1">+4</text:p>
                </table:table-cell>
                <table:table-cell table:style-name="Tabela1.A1" office:value-type="string">
                  <text:p text:style-name="P2">Universal Bond</text:p>
                </table:table-cell>
                <table:table-cell table:style-name="Tabela1.A1" office:value-type="string">
                  <text:p text:style-name="P1">11</text:p>
                </table:table-cell>
                <table:table-cell table:style-name="Tabela1.A1" office:value-type="string">
                  <text:p text:style-name="P1">4</text:p>
                </table:table-cell>
                <table:table-cell table:style-name="Tabela1.A1" office:value-type="string">
                  <text:p text:style-name="P1">3</text:p>
                </table:table-cell>
                <table:table-cell table:style-name="Tabela1.A1" office:value-type="string">
                  <text:p text:style-name="P1">3</text:p>
                </table:table-cell>
                <table:table-cell table:style-name="Tabela1.A1" office:value-type="string">
                  <text:p text:style-name="P1">—</text:p>
                </table:table-cell>
                <table:table-cell table:style-name="Tabela1.A1" office:value-type="string">
                  <text:p text:style-name="P1">—</text:p>
                </table:table-cell>
              </table:table-row>
              <table:table-row table:style-name="TableLine94551543546496">
                <table:table-cell table:style-name="Tabela1.A1" office:value-type="string">
                  <text:p text:style-name="P1">12th</text:p>
                </table:table-cell>
                <table:table-cell table:style-name="Tabela1.A1" office:value-type="string">
                  <text:p text:style-name="P1">+4</text:p>
                </table:table-cell>
                <table:table-cell table:style-name="Tabela1.A1" office:value-type="string">
                  <text:p text:style-name="P2">Ability Score Increase</text:p>
                </table:table-cell>
                <table:table-cell table:style-name="Tabela1.A1" office:value-type="string">
                  <text:p text:style-name="P1">12</text:p>
                </table:table-cell>
                <table:table-cell table:style-name="Tabela1.A1" office:value-type="string">
                  <text:p text:style-name="P1">4</text:p>
                </table:table-cell>
                <table:table-cell table:style-name="Tabela1.A1" office:value-type="string">
                  <text:p text:style-name="P1">3</text:p>
                </table:table-cell>
                <table:table-cell table:style-name="Tabela1.A1" office:value-type="string">
                  <text:p text:style-name="P1">3</text:p>
                </table:table-cell>
                <table:table-cell table:style-name="Tabela1.A1" office:value-type="string">
                  <text:p text:style-name="P1">—</text:p>
                </table:table-cell>
                <table:table-cell table:style-name="Tabela1.A1" office:value-type="string">
                  <text:p text:style-name="P1">—</text:p>
                </table:table-cell>
              </table:table-row>
              <table:table-row table:style-name="TableLine94551543548224">
                <table:table-cell table:style-name="Tabela1.A1" office:value-type="string">
                  <text:p text:style-name="P1">13th</text:p>
                </table:table-cell>
                <table:table-cell table:style-name="Tabela1.A1" office:value-type="string">
                  <text:p text:style-name="P1">+5</text:p>
                </table:table-cell>
                <table:table-cell table:style-name="Tabela1.A1" office:value-type="string">
                  <text:p text:style-name="P2">─</text:p>
                </table:table-cell>
                <table:table-cell table:style-name="Tabela1.A1" office:value-type="string">
                  <text:p text:style-name="P1">13</text:p>
                </table:table-cell>
                <table:table-cell table:style-name="Tabela1.A1" office:value-type="string">
                  <text:p text:style-name="P1">4</text:p>
                </table:table-cell>
                <table:table-cell table:style-name="Tabela1.A1" office:value-type="string">
                  <text:p text:style-name="P1">3</text:p>
                </table:table-cell>
                <table:table-cell table:style-name="Tabela1.A1" office:value-type="string">
                  <text:p text:style-name="P1">3</text:p>
                </table:table-cell>
                <table:table-cell table:style-name="Tabela1.A1" office:value-type="string">
                  <text:p text:style-name="P1">1</text:p>
                </table:table-cell>
                <table:table-cell table:style-name="Tabela1.A1" office:value-type="string">
                  <text:p text:style-name="P1">—</text:p>
                </table:table-cell>
              </table:table-row>
              <table:table-row table:style-name="TableLine94551543549952">
                <table:table-cell table:style-name="Tabela1.A1" office:value-type="string">
                  <text:p text:style-name="P1">14th</text:p>
                </table:table-cell>
                <table:table-cell table:style-name="Tabela1.A1" office:value-type="string">
                  <text:p text:style-name="P1">+5</text:p>
                </table:table-cell>
                <table:table-cell table:style-name="Tabela1.A1" office:value-type="string">
                  <text:p text:style-name="P2">Empowered Summons</text:p>
                </table:table-cell>
                <table:table-cell table:style-name="Tabela1.A1" office:value-type="string">
                  <text:p text:style-name="P1">14</text:p>
                </table:table-cell>
                <table:table-cell table:style-name="Tabela1.A1" office:value-type="string">
                  <text:p text:style-name="P1">4</text:p>
                </table:table-cell>
                <table:table-cell table:style-name="Tabela1.A1" office:value-type="string">
                  <text:p text:style-name="P1">3</text:p>
                </table:table-cell>
                <table:table-cell table:style-name="Tabela1.A1" office:value-type="string">
                  <text:p text:style-name="P1">3</text:p>
                </table:table-cell>
                <table:table-cell table:style-name="Tabela1.A1" office:value-type="string">
                  <text:p text:style-name="P1">1</text:p>
                </table:table-cell>
                <table:table-cell table:style-name="Tabela1.A1" office:value-type="string">
                  <text:p text:style-name="P1">—</text:p>
                </table:table-cell>
              </table:table-row>
              <table:table-row table:style-name="TableLine94551543553744">
                <table:table-cell table:style-name="Tabela1.A1" office:value-type="string">
                  <text:p text:style-name="P1">15th</text:p>
                </table:table-cell>
                <table:table-cell table:style-name="Tabela1.A1" office:value-type="string">
                  <text:p text:style-name="P1">+5</text:p>
                </table:table-cell>
                <table:table-cell table:style-name="Tabela1.A1" office:value-type="string">
                  <text:p text:style-name="P2">Bond Feature</text:p>
                </table:table-cell>
                <table:table-cell table:style-name="Tabela1.A1" office:value-type="string">
                  <text:p text:style-name="P1">15</text:p>
                </table:table-cell>
                <table:table-cell table:style-name="Tabela1.A1" office:value-type="string">
                  <text:p text:style-name="P1">4</text:p>
                </table:table-cell>
                <table:table-cell table:style-name="Tabela1.A1" office:value-type="string">
                  <text:p text:style-name="P1">3</text:p>
                </table:table-cell>
                <table:table-cell table:style-name="Tabela1.A1" office:value-type="string">
                  <text:p text:style-name="P1">3</text:p>
                </table:table-cell>
                <table:table-cell table:style-name="Tabela1.A1" office:value-type="string">
                  <text:p text:style-name="P1">2</text:p>
                </table:table-cell>
                <table:table-cell table:style-name="Tabela1.A1" office:value-type="string">
                  <text:p text:style-name="P1">—</text:p>
                </table:table-cell>
              </table:table-row>
              <table:table-row table:style-name="TableLine94551543555472">
                <table:table-cell table:style-name="Tabela1.A1" office:value-type="string">
                  <text:p text:style-name="P1">16th</text:p>
                </table:table-cell>
                <table:table-cell table:style-name="Tabela1.A1" office:value-type="string">
                  <text:p text:style-name="P1">+5</text:p>
                </table:table-cell>
                <table:table-cell table:style-name="Tabela1.A1" office:value-type="string">
                  <text:p text:style-name="P2">Ability Score Increase</text:p>
                </table:table-cell>
                <table:table-cell table:style-name="Tabela1.A1" office:value-type="string">
                  <text:p text:style-name="P1">16</text:p>
                </table:table-cell>
                <table:table-cell table:style-name="Tabela1.A1" office:value-type="string">
                  <text:p text:style-name="P1">4</text:p>
                </table:table-cell>
                <table:table-cell table:style-name="Tabela1.A1" office:value-type="string">
                  <text:p text:style-name="P1">3</text:p>
                </table:table-cell>
                <table:table-cell table:style-name="Tabela1.A1" office:value-type="string">
                  <text:p text:style-name="P1">3</text:p>
                </table:table-cell>
                <table:table-cell table:style-name="Tabela1.A1" office:value-type="string">
                  <text:p text:style-name="P1">2</text:p>
                </table:table-cell>
                <table:table-cell table:style-name="Tabela1.A1" office:value-type="string">
                  <text:p text:style-name="P1">—</text:p>
                </table:table-cell>
              </table:table-row>
              <table:table-row table:style-name="TableLine94551543557200">
                <table:table-cell table:style-name="Tabela1.A1" office:value-type="string">
                  <text:p text:style-name="P1">17th</text:p>
                </table:table-cell>
                <table:table-cell table:style-name="Tabela1.A1" office:value-type="string">
                  <text:p text:style-name="P1">+6</text:p>
                </table:table-cell>
                <table:table-cell table:style-name="Tabela1.A1" office:value-type="string">
                  <text:p text:style-name="P2">─</text:p>
                </table:table-cell>
                <table:table-cell table:style-name="Tabela1.A1" office:value-type="string">
                  <text:p text:style-name="P1">17</text:p>
                </table:table-cell>
                <table:table-cell table:style-name="Tabela1.A1" office:value-type="string">
                  <text:p text:style-name="P1">4</text:p>
                </table:table-cell>
                <table:table-cell table:style-name="Tabela1.A1" office:value-type="string">
                  <text:p text:style-name="P1">3</text:p>
                </table:table-cell>
                <table:table-cell table:style-name="Tabela1.A1" office:value-type="string">
                  <text:p text:style-name="P1">3</text:p>
                </table:table-cell>
                <table:table-cell table:style-name="Tabela1.A1" office:value-type="string">
                  <text:p text:style-name="P1">3</text:p>
                </table:table-cell>
                <table:table-cell table:style-name="Tabela1.A1" office:value-type="string">
                  <text:p text:style-name="P1">1</text:p>
                </table:table-cell>
              </table:table-row>
              <table:table-row table:style-name="TableLine94551543558784">
                <table:table-cell table:style-name="Tabela1.A1" office:value-type="string">
                  <text:p text:style-name="P1">18th</text:p>
                </table:table-cell>
                <table:table-cell table:style-name="Tabela1.A1" office:value-type="string">
                  <text:p text:style-name="P1">+6</text:p>
                </table:table-cell>
                <table:table-cell table:style-name="Tabela1.A1" office:value-type="string">
                  <text:p text:style-name="P2">Call to Arms</text:p>
                </table:table-cell>
                <table:table-cell table:style-name="Tabela1.A1" office:value-type="string">
                  <text:p text:style-name="P1">18</text:p>
                </table:table-cell>
                <table:table-cell table:style-name="Tabela1.A1" office:value-type="string">
                  <text:p text:style-name="P1">4</text:p>
                </table:table-cell>
                <table:table-cell table:style-name="Tabela1.A1" office:value-type="string">
                  <text:p text:style-name="P1">3</text:p>
                </table:table-cell>
                <table:table-cell table:style-name="Tabela1.A1" office:value-type="string">
                  <text:p text:style-name="P1">3</text:p>
                </table:table-cell>
                <table:table-cell table:style-name="Tabela1.A1" office:value-type="string">
                  <text:p text:style-name="P1">3</text:p>
                </table:table-cell>
                <table:table-cell table:style-name="Tabela1.A1" office:value-type="string">
                  <text:p text:style-name="P1">1</text:p>
                </table:table-cell>
              </table:table-row>
              <table:table-row table:style-name="TableLine94551543560512">
                <table:table-cell table:style-name="Tabela1.A1" office:value-type="string">
                  <text:p text:style-name="P1">19th</text:p>
                </table:table-cell>
                <table:table-cell table:style-name="Tabela1.A1" office:value-type="string">
                  <text:p text:style-name="P1">+6</text:p>
                </table:table-cell>
                <table:table-cell table:style-name="Tabela1.A1" office:value-type="string">
                  <text:p text:style-name="P2">Ability Score Increase</text:p>
                </table:table-cell>
                <table:table-cell table:style-name="Tabela1.A1" office:value-type="string">
                  <text:p text:style-name="P1">19</text:p>
                </table:table-cell>
                <table:table-cell table:style-name="Tabela1.A1" office:value-type="string">
                  <text:p text:style-name="P1">4</text:p>
                </table:table-cell>
                <table:table-cell table:style-name="Tabela1.A1" office:value-type="string">
                  <text:p text:style-name="P1">3</text:p>
                </table:table-cell>
                <table:table-cell table:style-name="Tabela1.A1" office:value-type="string">
                  <text:p text:style-name="P1">3</text:p>
                </table:table-cell>
                <table:table-cell table:style-name="Tabela1.A1" office:value-type="string">
                  <text:p text:style-name="P1">3</text:p>
                </table:table-cell>
                <table:table-cell table:style-name="Tabela1.A1" office:value-type="string">
                  <text:p text:style-name="P1">2</text:p>
                </table:table-cell>
              </table:table-row>
              <table:table-row table:style-name="TableLine94551543562240">
                <table:table-cell table:style-name="Tabela1.A1" office:value-type="string">
                  <text:p text:style-name="P1">20th</text:p>
                </table:table-cell>
                <table:table-cell table:style-name="Tabela1.A1" office:value-type="string">
                  <text:p text:style-name="P1">+6</text:p>
                </table:table-cell>
                <table:table-cell table:style-name="Tabela1.A1" office:value-type="string">
                  <text:p text:style-name="P2">Bond Feature</text:p>
                </table:table-cell>
                <table:table-cell table:style-name="Tabela1.A1" office:value-type="string">
                  <text:p text:style-name="P1">20</text:p>
                </table:table-cell>
                <table:table-cell table:style-name="Tabela1.A1" office:value-type="string">
                  <text:p text:style-name="P1">4</text:p>
                </table:table-cell>
                <table:table-cell table:style-name="Tabela1.A1" office:value-type="string">
                  <text:p text:style-name="P1">3</text:p>
                </table:table-cell>
                <table:table-cell table:style-name="Tabela1.A1" office:value-type="string">
                  <text:p text:style-name="P1">3</text:p>
                </table:table-cell>
                <table:table-cell table:style-name="Tabela1.A1" office:value-type="string">
                  <text:p text:style-name="P1">3</text:p>
                </table:table-cell>
                <table:table-cell table:style-name="Tabela1.A1" office:value-type="string">
                  <text:p text:style-name="P1">2</text:p>
                </table:table-cell>
              </table:table-row>
            </table:table>
            <text:h text:style-name="Heading_20_2" text:outline-level="2"><text:bookmark text:name="the-summoner-class-features"/>Class Features</text:h>
            <text:p text:style-name="Text_20_body">As a Summoner, you gain the following class features</text:p>
            <text:h text:style-name="Heading_20_4" text:outline-level="4"><text:bookmark text:name="the-summoner-class-features-hit-points"/>Hit Points</text:h>
            <text:p text:style-name="Horizontal_20_Line"/>
            <text:list xml:id="list176218535" text:style-name="L1">
              <text:list-item>
                <text:p text:style-name="P15"><text:span text:style-name="Strong_20_Emphasis">Hit Dice:</text:span> 1d8 per Summoner level </text:p>
              </text:list-item>
              <text:list-item>
                <text:p text:style-name="P15"><text:span text:style-name="Strong_20_Emphasis">Hit Points at 1st Level:</text:span> 8 + your Constitution modifier. </text:p>
              </text:list-item>
              <text:list-item>
                <text:p text:style-name="P6"><text:span text:style-name="Strong_20_Emphasis">Hit Points at Higher Levels:</text:span> 1d8 (or 5) + your Constitution modifier per Summoner level after 1st </text:p>
              </text:list-item>
            </text:list>
            <text:h text:style-name="Heading_20_4" text:outline-level="4"><text:bookmark text:name="the-summoner-class-features-proficiencies"/>Proficiencies</text:h>
            <text:p text:style-name="Horizontal_20_Line"/>
            <text:list xml:id="list3517715317" text:style-name="L2">
              <text:list-item>
                <text:p text:style-name="P16"><text:span text:style-name="Strong_20_Emphasis">Armor:</text:span> light armor, medium armor </text:p>
              </text:list-item>
              <text:list-item>
                <text:p text:style-name="P16"><text:span text:style-name="Strong_20_Emphasis">Weapons:</text:span> simple weapons </text:p>
              </text:list-item>
              <text:list-item>
                <text:p text:style-name="P7"><text:span text:style-name="Strong_20_Emphasis">Tools:</text:span> none </text:p>
              </text:list-item>
            </text:list>
            <text:p text:style-name="Horizontal_20_Line"/>
            <text:list xml:id="list3998643556" text:style-name="L3">
              <text:list-item>
                <text:p text:style-name="P17"><text:span text:style-name="Strong_20_Emphasis">Saving Throws:</text:span> Constitution, Intelligence </text:p>
              </text:list-item>
              <text:list-item>
                <text:p text:style-name="P8"><text:span text:style-name="Strong_20_Emphasis">Skills:</text:span> Choose three from History, Insight, Investigation, Medicine, Nature, Perception and Religion. </text:p>
              </text:list-item>
            </text:list>
            <text:h text:style-name="Heading_20_4" text:outline-level="4"><text:bookmark text:name="the-summoner-class-features-equipment"/>Equipment</text:h>
            <text:p text:style-name="Text_20_body">You start with the following equipment, in addition to the equipment granted by your background:</text:p>
            <text:list xml:id="list2565798865" text:style-name="L4">
              <text:list-item>
                <text:p text:style-name="P18"><text:span text:style-name="Emphasis">(a)</text:span> scale mail or <text:span text:style-name="Emphasis">(b)</text:span> leather armor </text:p>
              </text:list-item>
              <text:list-item>
                <text:p text:style-name="P18"><text:span text:style-name="Emphasis">(a)</text:span> two simple weapons or <text:span text:style-name="Emphasis">(b)</text:span> a light crossbow and 20 bolts </text:p>
              </text:list-item>
              <text:list-item>
                <text:p text:style-name="P18"><text:span text:style-name="Emphasis">(a)</text:span> a scholar's pack or <text:span text:style-name="Emphasis">(b)</text:span> an explorer's pack </text:p>
              </text:list-item>
              <text:list-item>
                <text:p text:style-name="P9">any simple weapon </text:p>
              </text:list-item>
            </text:list>
            <text:h text:style-name="Heading_20_3" text:outline-level="3"><text:bookmark text:name="the-summoner-class-features-bond"/>Bond</text:h>
            <text:p text:style-name="Text_20_body">Beginning at 1st level, your knowledge and understanding of the planes and their inhabitants allows you to create a permanent bond with a type of creature. Choose a Bond, which will determine some of your summons, as well as the features you get at 1st, 6th, 11th, 15th, and 20th level.</text:p>
            <text:h text:style-name="Heading_20_3" text:outline-level="3"><text:bookmark text:name="the-summoner-class-features-requisition"/>Requisition</text:h>
            <text:p text:style-name="Text_20_body">At 1st level, your new magics allow you to call forth aid. By expending Requisition Points your may summon a creature as an action. The number of Requisition Points you have are shown on the Summoner table in the <text:soft-page-break/>Requisition Points column, with all expending points being refreshed at the end of a long rest. You may only summon one creature at a time, which stays on your plane for number of minutes equal to your Intelligence modifier or until it drops to 0 hp, which ever comes first. Additionally, summons act on their own turn and will act on their own will unless ordered not to.</text:p>
          </text:section>
          <text:section text:style-name="Sect1" text:name="p4">
            <text:p text:style-name="Text_20_body">The following chart tells you the cost of summoning creatures at each CR, with you Bond telling you the type you may summon.</text:p>
            <text:h text:style-name="Heading_20_5" text:outline-level="5"><text:bookmark text:name="the-summoner-class-features-requisition-summoning-costs"/>Summoning Costs</text:h>
            <table:table table:name="Tabela2" table:style-name="Tabela2">
              <table:table-column table:style-name="Tabela2.A"/>
              <table:table-column table:style-name="Tabela2.B"/>
              <table:table-header-rows>
                <table:table-row table:style-name="TableLine94551543563968">
                  <table:table-cell table:style-name="Tabela2.A1" office:value-type="string">
                    <text:p text:style-name="P3">CR</text:p>
                  </table:table-cell>
                  <table:table-cell table:style-name="Tabela2.A1" office:value-type="string">
                    <text:p text:style-name="P3">Requisition Point Cost</text:p>
                  </table:table-cell>
                </table:table-row>
              </table:table-header-rows>
              <table:table-row table:style-name="TableLine94551543648704">
                <table:table-cell table:style-name="Tabela2.A1" office:value-type="string">
                  <text:p text:style-name="P1">1/8-1/4</text:p>
                </table:table-cell>
                <table:table-cell table:style-name="Tabela2.A1" office:value-type="string">
                  <text:p text:style-name="P1">1</text:p>
                </table:table-cell>
              </table:table-row>
              <table:table-row table:style-name="TableLine94551543649056">
                <table:table-cell table:style-name="Tabela2.A1" office:value-type="string">
                  <text:p text:style-name="P1">1/2</text:p>
                </table:table-cell>
                <table:table-cell table:style-name="Tabela2.A1" office:value-type="string">
                  <text:p text:style-name="P1">2</text:p>
                </table:table-cell>
              </table:table-row>
              <table:table-row table:style-name="TableLine94551543649472">
                <table:table-cell table:style-name="Tabela2.A1" office:value-type="string">
                  <text:p text:style-name="P1">1</text:p>
                </table:table-cell>
                <table:table-cell table:style-name="Tabela2.A1" office:value-type="string">
                  <text:p text:style-name="P1">3</text:p>
                </table:table-cell>
              </table:table-row>
              <table:table-row table:style-name="TableLine94551543650192">
                <table:table-cell table:style-name="Tabela2.A1" office:value-type="string">
                  <text:p text:style-name="P1">2</text:p>
                </table:table-cell>
                <table:table-cell table:style-name="Tabela2.A1" office:value-type="string">
                  <text:p text:style-name="P1">4</text:p>
                </table:table-cell>
              </table:table-row>
              <table:table-row table:style-name="TableLine94551543650992">
                <table:table-cell table:style-name="Tabela2.A1" office:value-type="string">
                  <text:p text:style-name="P1">3</text:p>
                </table:table-cell>
                <table:table-cell table:style-name="Tabela2.A1" office:value-type="string">
                  <text:p text:style-name="P1">6</text:p>
                </table:table-cell>
              </table:table-row>
              <table:table-row table:style-name="TableLine94551543651744">
                <table:table-cell table:style-name="Tabela2.A1" office:value-type="string">
                  <text:p text:style-name="P1">4</text:p>
                </table:table-cell>
                <table:table-cell table:style-name="Tabela2.A1" office:value-type="string">
                  <text:p text:style-name="P1">8</text:p>
                </table:table-cell>
              </table:table-row>
              <table:table-row table:style-name="TableLine94551543652544">
                <table:table-cell table:style-name="Tabela2.A1" office:value-type="string">
                  <text:p text:style-name="P1">5</text:p>
                </table:table-cell>
                <table:table-cell table:style-name="Tabela2.A1" office:value-type="string">
                  <text:p text:style-name="P1">10</text:p>
                </table:table-cell>
              </table:table-row>
              <table:table-row table:style-name="TableLine94551543653344">
                <table:table-cell table:style-name="Tabela2.A1" office:value-type="string">
                  <text:p text:style-name="P1">6</text:p>
                </table:table-cell>
                <table:table-cell table:style-name="Tabela2.A1" office:value-type="string">
                  <text:p text:style-name="P1">12</text:p>
                </table:table-cell>
              </table:table-row>
              <table:table-row table:style-name="TableLine94551543654064">
                <table:table-cell table:style-name="Tabela2.A1" office:value-type="string">
                  <text:p text:style-name="P1">7</text:p>
                </table:table-cell>
                <table:table-cell table:style-name="Tabela2.A1" office:value-type="string">
                  <text:p text:style-name="P1">14</text:p>
                </table:table-cell>
              </table:table-row>
              <table:table-row table:style-name="TableLine94551543654864">
                <table:table-cell table:style-name="Tabela2.A1" office:value-type="string">
                  <text:p text:style-name="P1">8</text:p>
                </table:table-cell>
                <table:table-cell table:style-name="Tabela2.A1" office:value-type="string">
                  <text:p text:style-name="P1">16</text:p>
                </table:table-cell>
              </table:table-row>
              <table:table-row table:style-name="TableLine94551543655664">
                <table:table-cell table:style-name="Tabela2.A1" office:value-type="string">
                  <text:p text:style-name="P1">9</text:p>
                </table:table-cell>
                <table:table-cell table:style-name="Tabela2.A1" office:value-type="string">
                  <text:p text:style-name="P1">18</text:p>
                </table:table-cell>
              </table:table-row>
              <table:table-row table:style-name="TableLine94551543656464">
                <table:table-cell table:style-name="Tabela2.A1" office:value-type="string">
                  <text:p text:style-name="P1">10</text:p>
                </table:table-cell>
                <table:table-cell table:style-name="Tabela2.A1" office:value-type="string">
                  <text:p text:style-name="P1">20</text:p>
                </table:table-cell>
              </table:table-row>
            </table:table>
            <text:h text:style-name="Heading_20_3" text:outline-level="3"><text:bookmark text:name="the-summoner-class-features-spell-casting"/>Spell Casting</text:h>
            <text:p text:style-name="Text_20_body">Once you reach 2nd level, you gain the ability to cast spells as your knowledge of magic becomes increasingly palpable.</text:p>
            <text:h text:style-name="Heading_20_4" text:outline-level="4"><text:bookmark text:name="the-summoner-class-features-spell-casting-spell-slots"/>Spell Slots</text:h>
            <text:p text:style-name="Text_20_body">The Summoner table shows how many spell slots you have to cast your spells of 1st level and higher. To cast one of these Summoner spells, you must expend a slot of the spell's level or higher. You regain all spell slots when you finish a long rest.</text:p>
            <text:h text:style-name="Heading_20_4" text:outline-level="4"><text:bookmark text:name="the-summoner-class-features-spell-casting-preparing-spells"/>Preparing Spells</text:h>
            <text:p text:style-name="Text_20_body">You can prepare a set amount of Summoner spells, which is equal to your Intelligence modifier + half your Summoner level (minimum of 1). You can change the spells you have prepared over the course of a long rest.</text:p>
            <text:h text:style-name="Heading_20_4" text:outline-level="4"><text:bookmark text:name="the-summoner-class-features-spell-casting-spell-casting-ability"/>Spell Casting Ability</text:h>
            <text:p text:style-name="Text_20_body">Intelligence is the spellcasting ability for you Summoner spells. Your magics come from an understanding of magic and the planes. You use your Intelligence whenever a Summoner spell refers to your spellcasting ability.</text:p>
            <text:p text:style-name="P5"><text:span text:style-name="Strong_20_Emphasis"><text:span text:style-name="T1">Spell Save DC</text:span></text:span><text:span text:style-name="T1"> </text:span>= <text:span text:style-name="T1">8 + your proficiency bonus +</text:span></text:p>
            <text:p text:style-name="P5">your Intelligence modifier </text:p>
            <text:p text:style-name="P5"><text:span text:style-name="Strong_20_Emphasis"><text:span text:style-name="T1">Spell attack modifier</text:span></text:span><text:span text:style-name="T1"> </text:span>= <text:span text:style-name="T1">your proficiency bonus +</text:span></text:p>
            <text:p text:style-name="P5">your Intelligence modifier </text:p>
            <text:h text:style-name="Heading_20_3" text:outline-level="3"><text:bookmark text:name="the-summoner-class-features-permanent-binding"/>Permanent Binding</text:h>
            <text:p text:style-name="Text_20_body">Once you reach 3rd level, you can permanently bind a creature to your plane. When summoning a creature, you may decide to reduce the total number of Requisition Points you have by twice the amount it costs to summon the creature, causing the creature to stay summoned until it dies. This reduction ends once the creature dies as well.</text:p>
            <text:h text:style-name="Heading_20_3" text:outline-level="3"><text:bookmark text:name="the-summoner-class-features-ability-score-increase"/><text:soft-page-break/>Ability Score Increase</text:h>
            <text:p text:style-name="Text_20_body">When you reach 4th level, and again at 8th, 12th, 16th and 19th level, you can increase one ability score of your choice by 2, or two ability scores of your choice by 1. As normal, you can't increase an ability score above 20 using this feature.</text:p>
            <text:h text:style-name="Heading_20_3" text:outline-level="3"><text:bookmark text:name="the-summoner-class-features-extra-attack"/>Extra Attack</text:h>
            <text:p text:style-name="Text_20_body">Beginning at 5th level, you can attack twice, instead of once, when you take the Attack action on your turn.</text:p>
            <text:h text:style-name="Heading_20_3" text:outline-level="3"><text:bookmark text:name="the-summoner-class-features-swarm-summoner"/>Swarm Summoner</text:h>
            <text:p text:style-name="Text_20_body">Starting at 7th level, you may call upon multiple creatures at a time. So long as you have the Requisition Points necessary, you may summon a number of creatures equal to your Intelligence modifier (minimum of 1).</text:p>
            <text:h text:style-name="Heading_20_3" text:outline-level="3"><text:bookmark text:name="the-summoner-class-features-universal-bond"/>Universal Bond</text:h>
            <text:p text:style-name="Text_20_body">By 11th level, your magical bonding extends to all planes. You may summon any creature, though those not given to you by your Planar Bond cost double Requisition Points and may not be made permanent.</text:p>
            <text:h text:style-name="Heading_20_3" text:outline-level="3"><text:bookmark text:name="the-summoner-class-features-empowered-summons"/>Empowered Summons</text:h>
            <text:p text:style-name="Text_20_body">Once you reach 14th level, that which you summon is empowered. All creatures you summon gain a +1 to all damage and attack rolls, and gain a number of temporary hit points equal to half your level rounding down.</text:p>
            <text:h text:style-name="Heading_20_3" text:outline-level="3"><text:bookmark text:name="the-summoner-class-features-call-to-arms"/>Call to Arms</text:h>
            <text:p text:style-name="Text_20_body">At 18th level, you become capable of constantly summoning creatures. You regain Half your Requisition Points on a short rest, and 4 Requisition Points every time you roll initiative.</text:p>
          </text:section>
          <text:section text:style-name="Sect1" text:name="p5">
            <text:h text:style-name="Heading_20_2" text:outline-level="2"><text:bookmark text:name="the-summoner-bond"/>Bond</text:h>
            <text:p text:style-name="Text_20_body">Summoners do not simply call forth a creature. Instead they must bind themselves to a type of creature, learning of their thoughts and actions. This allows them to call forth that type of creature at will. This is their Bond.</text:p>
            <text:p text:style-name="Text_20_body">These Bonds effect their physical form over time, changing their body to be like that of the creatures they summon. While this grants them special powers, it also comes with draw backs, such as the growth of wings or tentacles which horrify those people which may once have trusted you.</text:p>
            <text:h text:style-name="Heading_20_3" text:outline-level="3"><text:bookmark text:name="the-summoner-bond-accursed"/>Accursed</text:h>
            <text:p text:style-name="Text_20_body">You have bond yourself to demons and evils, using the purest of evils to gain power, culminating in empowered fire.</text:p>
            <text:h text:style-name="Heading_20_4" text:outline-level="4"><text:bookmark text:name="the-summoner-bond-accursed-bond-magic"/>Bond Magic</text:h>
            <text:p text:style-name="Text_20_body">You gain the spells below at the listed levels. They do not count against your total number of known spells.</text:p>
            <text:h text:style-name="Heading_20_5" text:outline-level="5"><text:bookmark text:name="the-summoner-bond-accursed-bond-magic-accursed-bond-spells"/>Accursed Bond Spells</text:h>
            <table:table table:name="Tabela3" table:style-name="Tabela3">
              <table:table-column table:style-name="Tabela3.A"/>
              <table:table-column table:style-name="Tabela3.B"/>
              <table:table-header-rows>
                <table:table-row table:style-name="TableLine94551543668544">
                  <table:table-cell table:style-name="Tabela3.A1" office:value-type="string">
                    <text:p text:style-name="P3">Summoner Level</text:p>
                  </table:table-cell>
                  <table:table-cell table:style-name="Tabela3.A1" office:value-type="string">
                    <text:p text:style-name="P3">Spells</text:p>
                  </table:table-cell>
                </table:table-row>
              </table:table-header-rows>
              <table:table-row table:style-name="TableLine94551543695872">
                <table:table-cell table:style-name="Tabela3.A1" office:value-type="string">
                  <text:p text:style-name="P1">2nd</text:p>
                </table:table-cell>
                <table:table-cell table:style-name="Tabela3.A1" office:value-type="string">
                  <text:p text:style-name="P1">Bane, Hellish Rebuke</text:p>
                </table:table-cell>
              </table:table-row>
              <table:table-row table:style-name="TableLine94551543696224">
                <table:table-cell table:style-name="Tabela3.A1" office:value-type="string">
                  <text:p text:style-name="P1">5th</text:p>
                </table:table-cell>
                <table:table-cell table:style-name="Tabela3.A1" office:value-type="string">
                  <text:p text:style-name="P1">Darkness, Flameblade</text:p>
                </table:table-cell>
              </table:table-row>
              <table:table-row table:style-name="TableLine94551543696640">
                <table:table-cell table:style-name="Tabela3.A1" office:value-type="string">
                  <text:p text:style-name="P1">9th</text:p>
                </table:table-cell>
                <table:table-cell table:style-name="Tabela3.A1" office:value-type="string">
                  <text:p text:style-name="P1">Summon Lesser Demon, Vampiric Touch</text:p>
                </table:table-cell>
              </table:table-row>
              <table:table-row table:style-name="TableLine94551543697360">
                <table:table-cell table:style-name="Tabela3.A1" office:value-type="string">
                  <text:p text:style-name="P1">13th</text:p>
                </table:table-cell>
                <table:table-cell table:style-name="Tabela3.A1" office:value-type="string">
                  <text:p text:style-name="P1">Summon Greater Demon, Wall of Fire</text:p>
                </table:table-cell>
              </table:table-row>
              <table:table-row table:style-name="TableLine94551543698160">
                <table:table-cell table:style-name="Tabela3.A1" office:value-type="string">
                  <text:p text:style-name="P1">17th</text:p>
                </table:table-cell>
                <table:table-cell table:style-name="Tabela3.A1" office:value-type="string">
                  <text:p text:style-name="P1">Flame Strike, Infernal Calling</text:p>
                </table:table-cell>
              </table:table-row>
            </table:table>
            <text:h text:style-name="Heading_20_4" text:outline-level="4"><text:bookmark text:name="the-summoner-bond-accursed-fiends-bond"/>Fiend's Bond</text:h>
            <text:p text:style-name="Text_20_body">When you choose this Bond at 1st level, you gain the ability to summon creatures with the Fiend type. To summon one of these creatures you must expend the number of stated points under the Summoning Costs chart.</text:p>
            <text:h text:style-name="Heading_20_4" text:outline-level="4"><text:bookmark text:name="the-summoner-bond-accursed-hell-fire"/><text:soft-page-break/>Hell Fire</text:h>
            <text:p text:style-name="Text_20_body">By 6th, your flames are as hot as those of an inferno. When you or your summons deal Fire damage, you add your Intelligence modifier to that damage. Additionally, you gain resistance to Fire damage.</text:p>
            <text:h text:style-name="Heading_20_4" text:outline-level="4"><text:bookmark text:name="the-summoner-bond-accursed-blade-of-the-nine-hells"/>Blade of the Nine Hells</text:h>
            <text:p text:style-name="Text_20_body">Starting at 11th level, you attacks become infused with hell fire. Any weapon attack or unarmed strike you make deals 1d4 additional fire damage. This fire damage ignores resistances.</text:p>
            <text:h text:style-name="Heading_20_4" text:outline-level="4"><text:bookmark text:name="the-summoner-bond-accursed-unyielding-combustion"/>Unyielding Combustion</text:h>
            <text:p text:style-name="Text_20_body">Beginning at 15th level, your flames become even stronger. The fire damage that you deal ignores resistances, and treats immunity as resistances.</text:p>
            <text:h text:style-name="Heading_20_4" text:outline-level="4"><text:bookmark text:name="the-summoner-bond-accursed-infernal-being"/>Infernal Being</text:h>
            <text:p text:style-name="Text_20_body">At 20th level, you become inherently fiendish. You become immune to Fire damage and resistant to lightning damage. Additionally, you gain the Fiend typing, becoming a Devil if your alignment is lawful, and a Demon if your alignment is chaotic. If you are a Devil, you learn Infernal, and if you are a demon you learn Abyssal.</text:p>
            <text:h text:style-name="Heading_20_3" text:outline-level="3"><text:bookmark text:name="the-summoner-bond-dracontine"/>Dracontine</text:h>
            <text:p text:style-name="Text_20_body">Drakes and dragons have always called to you, and thus have become the creatures you summon. This grants you the form of dragon, that being wings, their breath weapon, and scales.</text:p>
            <text:h text:style-name="Heading_20_4" text:outline-level="4"><text:bookmark text:name="the-summoner-bond-dracontine-bond-magic"/>Bond Magic</text:h>
            <text:p text:style-name="Text_20_body">You gain the spells below at the listed levels. They do not count against your total number of known spells.</text:p>
            <text:h text:style-name="Heading_20_5" text:outline-level="5"><text:bookmark text:name="the-summoner-bond-dracontine-bond-magic-dracontine-bond-spells"/>Dracontine Bond Spells</text:h>
            <table:table table:name="Tabela4" table:style-name="Tabela4">
              <table:table-column table:style-name="Tabela4.A"/>
              <table:table-column table:style-name="Tabela4.B"/>
              <table:table-header-rows>
                <table:table-row table:style-name="TableLine94551543699184">
                  <table:table-cell table:style-name="Tabela4.A1" office:value-type="string">
                    <text:p text:style-name="P3">Summoner Level</text:p>
                  </table:table-cell>
                  <table:table-cell table:style-name="Tabela4.A1" office:value-type="string">
                    <text:p text:style-name="P3">Spells</text:p>
                  </table:table-cell>
                </table:table-row>
              </table:table-header-rows>
              <table:table-row table:style-name="TableLine94551543725616">
                <table:table-cell table:style-name="Tabela4.A1" office:value-type="string">
                  <text:p text:style-name="P1">2nd</text:p>
                </table:table-cell>
                <table:table-cell table:style-name="Tabela4.A1" office:value-type="string">
                  <text:p text:style-name="P1">Burning Hands, Witch Bolt</text:p>
                </table:table-cell>
              </table:table-row>
              <table:table-row table:style-name="TableLine94551543725968">
                <table:table-cell table:style-name="Tabela4.A1" office:value-type="string">
                  <text:p text:style-name="P1">5th</text:p>
                </table:table-cell>
                <table:table-cell table:style-name="Tabela4.A1" office:value-type="string">
                  <text:p text:style-name="P1">Aganazzar's Scorcher, Dragon's Breath</text:p>
                </table:table-cell>
              </table:table-row>
              <table:table-row table:style-name="TableLine94551543726384">
                <table:table-cell table:style-name="Tabela4.A1" office:value-type="string">
                  <text:p text:style-name="P1">9th</text:p>
                </table:table-cell>
                <table:table-cell table:style-name="Tabela4.A1" office:value-type="string">
                  <text:p text:style-name="P1">Lightning Bolt, Fly</text:p>
                </table:table-cell>
              </table:table-row>
              <table:table-row table:style-name="TableLine94551543727104">
                <table:table-cell table:style-name="Tabela4.A1" office:value-type="string">
                  <text:p text:style-name="P1">13th</text:p>
                </table:table-cell>
                <table:table-cell table:style-name="Tabela4.A1" office:value-type="string">
                  <text:p text:style-name="P1">Fire Shield, Vitriolic Sphere</text:p>
                </table:table-cell>
              </table:table-row>
              <table:table-row table:style-name="TableLine94551543727904">
                <table:table-cell table:style-name="Tabela4.A1" office:value-type="string">
                  <text:p text:style-name="P1">17th</text:p>
                </table:table-cell>
                <table:table-cell table:style-name="Tabela4.A1" office:value-type="string">
                  <text:p text:style-name="P1">Cone of Cold, Immolation</text:p>
                </table:table-cell>
              </table:table-row>
            </table:table>
            <text:h text:style-name="Heading_20_4" text:outline-level="4"><text:bookmark text:name="the-summoner-bond-dracontine-serpent-caller"/>Serpent Caller</text:h>
            <text:p text:style-name="Text_20_body">When you choose this Bond at 1st level, you gain the ability to summon creatures with the Dragon type. To summon one of these creatures you must expend the number of stated points under the Summoning Costs chart.</text:p>
            <text:h text:style-name="Heading_20_4" text:outline-level="4"><text:bookmark text:name="the-summoner-bond-dracontine-dragon-breath"/>Dragon Breath</text:h>
            <text:p text:style-name="Text_20_body">Starting at 6th level, you can channel the power of your summons to give yourself permanent benefits. Choose one of the following damage types: Acid, Cold, Fire, Lightning, and Poison. You gain resistance to that damage type, and, as an action, may breathe out a bout of that elemental energy in a 5 foot wide, 30 foot long line. All creatures in the line are forced to make a Dexterity saving throw or take 3d6 damage of that type, taking half damage on a success. You may increase the damage by expending a spell slot, with each level of the slot expended increasing the damage by 1d6. This may be done once per long rest</text:p>
            <text:h text:style-name="Heading_20_4" text:outline-level="4"><text:bookmark text:name="the-summoner-bond-dracontine-unnatural-sense"/>Unnatural Sense</text:h>
            <text:p text:style-name="Text_20_body">Beginning at 11th level, you gain further dragon like abilities. You have advantage on perception checks for seeing and hearing, and you gain 60 feet of darkvision and 30 feet of blindsight. Additionally, you may use your <text:span text:style-name="Emphasis">Dragon Breath</text:span> twice per long rest.</text:p>
            <text:h text:style-name="Heading_20_4" text:outline-level="4"><text:bookmark text:name="the-summoner-bond-dracontine-scaled-form"/><text:soft-page-break/>Scaled Form</text:h>
            <text:p text:style-name="Text_20_body">By 15th level, you've nearly completed your change into a draconic shape. Your hide grants you resistance to magic, gaining advantage on saving throws against magic and magical effects, as well as permanently increasing your AC by 1. Additionally, you may use your <text:span text:style-name="Emphasis">Dragon Breath</text:span> three times per long rest.</text:p>
            <text:h text:style-name="Heading_20_4" text:outline-level="4"><text:bookmark text:name="the-summoner-bond-dracontine-true-dragon"/>True Dragon</text:h>
            <text:p text:style-name="Text_20_body">At 20th level, you take on the form of a dragon. You can now use your <text:span text:style-name="Emphasis">Dragon Breath</text:span> up to four times a day. Additionally, you sprout wings, giving you a fly speed of 30 feet and immunity to the damage type you previously chose, as well as the Dragon typing.</text:p>
          </text:section>
          <text:section text:style-name="Sect1" text:name="p6">
            <text:h text:style-name="Heading_20_3" text:outline-level="3"><text:bookmark text:name="the-summoner-bond-eldritch"/>Eldritch</text:h>
            <text:p text:style-name="Text_20_body">You summon unspeakable horrors, which slowly drive you into madness. Though your form becomes indisputably powerful, your mind weakens and becomes entirely otherworldly.</text:p>
            <text:h text:style-name="Heading_20_4" text:outline-level="4"><text:bookmark text:name="the-summoner-bond-eldritch-bond-magic"/>Bond Magic</text:h>
            <text:p text:style-name="Text_20_body">You gain the spells below at the listed levels. They do not count against your total number of known spells.</text:p>
            <text:h text:style-name="Heading_20_5" text:outline-level="5"><text:bookmark text:name="the-summoner-bond-eldritch-bond-magic-eldritch-bond-spells"/>Eldritch Bond Spells</text:h>
            <table:table table:name="Tabela5" table:style-name="Tabela5">
              <table:table-column table:style-name="Tabela5.A"/>
              <table:table-column table:style-name="Tabela5.B"/>
              <table:table-header-rows>
                <table:table-row table:style-name="TableLine94551543729040">
                  <table:table-cell table:style-name="Tabela5.A1" office:value-type="string">
                    <text:p text:style-name="P3">Summoner Level</text:p>
                  </table:table-cell>
                  <table:table-cell table:style-name="Tabela5.A1" office:value-type="string">
                    <text:p text:style-name="P3">Spells</text:p>
                  </table:table-cell>
                </table:table-row>
              </table:table-header-rows>
              <table:table-row table:style-name="TableLine94551543756272">
                <table:table-cell table:style-name="Tabela5.A1" office:value-type="string">
                  <text:p text:style-name="P1">2nd</text:p>
                </table:table-cell>
                <table:table-cell table:style-name="Tabela5.A1" office:value-type="string">
                  <text:p text:style-name="P1">Armor of Agathys, Arms of Hadar</text:p>
                </table:table-cell>
              </table:table-row>
              <table:table-row table:style-name="TableLine94551543756624">
                <table:table-cell table:style-name="Tabela5.A1" office:value-type="string">
                  <text:p text:style-name="P1">5th</text:p>
                </table:table-cell>
                <table:table-cell table:style-name="Tabela5.A1" office:value-type="string">
                  <text:p text:style-name="P1">Crown of Madness, Enthrall</text:p>
                </table:table-cell>
              </table:table-row>
              <table:table-row table:style-name="TableLine94551543757040">
                <table:table-cell table:style-name="Tabela5.A1" office:value-type="string">
                  <text:p text:style-name="P1">9th</text:p>
                </table:table-cell>
                <table:table-cell table:style-name="Tabela5.A1" office:value-type="string">
                  <text:p text:style-name="P1">Hunger of Hadar, Tongues</text:p>
                </table:table-cell>
              </table:table-row>
              <table:table-row table:style-name="TableLine94551543757760">
                <table:table-cell table:style-name="Tabela5.A1" office:value-type="string">
                  <text:p text:style-name="P1">13th</text:p>
                </table:table-cell>
                <table:table-cell table:style-name="Tabela5.A1" office:value-type="string">
                  <text:p text:style-name="P1">Confusion, Evard's Black Tentacles</text:p>
                </table:table-cell>
              </table:table-row>
              <table:table-row table:style-name="TableLine94551543758560">
                <table:table-cell table:style-name="Tabela5.A1" office:value-type="string">
                  <text:p text:style-name="P1">17th</text:p>
                </table:table-cell>
                <table:table-cell table:style-name="Tabela5.A1" office:value-type="string">
                  <text:p text:style-name="P1">Dream, Geas</text:p>
                </table:table-cell>
              </table:table-row>
            </table:table>
            <text:h text:style-name="Heading_20_4" text:outline-level="4"><text:bookmark text:name="the-summoner-bond-eldritch-mad-speaker"/>Mad Speaker</text:h>
            <text:p text:style-name="Text_20_body">When you choose this Bond at 1st level, you gain the ability to summon creatures with the Aberration type. To summon one of these creatures you must expend the number of stated points under the Summoning Costs chart.</text:p>
            <text:h text:style-name="Heading_20_4" text:outline-level="4"><text:bookmark text:name="the-summoner-bond-eldritch-incomprehensible-tongue"/>Incomprehensible Tongue</text:h>
            <text:p text:style-name="Text_20_body">Beginning at 6th level, your speech alone may induce madness. As an action once per long rest, you may choose a number of creatures equal to your Intelligence modifier (minimum of 1) that can hear you and are within 60 feet of you. They must make a saving throw against your spell save DC or become Frightened of you for the next minute, rerolling the save at the end of every turn.</text:p>
            <text:h text:style-name="Heading_20_4" text:outline-level="4"><text:bookmark text:name="the-summoner-bond-eldritch-abominable-mind"/>Abominable Mind</text:h>
            <text:p text:style-name="Text_20_body">By 11th level, your connection to those otherworldly abominations has warped your mind. You can telepathically speak to creatures within 60 feet of you, being able to open a two way telepathic bond between you and one other creature you can see. It takes your bonus action to maintain this two way bond, otherwise you may speak to a creature, but it may not respond telepathically. Additionally, your exposure to the thoughts of such creatures has made you numb to horrors, making you immune to the Frightened condition.</text:p>
            <text:h text:style-name="Heading_20_4" text:outline-level="4"><text:bookmark text:name="the-summoner-bond-eldritch-unstoppable-movement"/>Unstoppable Movement</text:h>
            <text:p text:style-name="Text_20_body">Starting at 15th level, you can not be halted. You sprout wings and tentacles, giving you a fly speed of 15 feet, and a climbing and swimming speed of 30 feet. Additionally, you ignore all difficult terrain.</text:p>
            <text:h text:style-name="Heading_20_4" text:outline-level="4"><text:bookmark text:name="the-summoner-bond-eldritch-true-horror"/>True Horror</text:h>
            <text:p text:style-name="Text_20_body">At 20th level, you can cause yourself to take on the form of an eldritch abomination. You gain one of the following permanent benefits, as well as the Aberration typing:</text:p>
            <text:p text:style-name="Text_20_body"><text:soft-page-break/><text:span text:style-name="Emphasis"><text:span text:style-name="Strong_20_Emphasis">Unfathomable Form.</text:span></text:span> You can cause your tentacles to lash out by using your action. This forces all creatures within 30 feet of you to make a Dexterity saving throw or take 4d6 Bludgeoning damage and 2d6 Acid damage. You may do this a number of times per long rest equal to your Intelligence modifier (minimum of 1).</text:p>
            <text:p text:style-name="Text_20_body"><text:span text:style-name="Emphasis"><text:span text:style-name="Strong_20_Emphasis">Seeping Thoughts.</text:span></text:span> You can now telepathically speak to any creature within 120 feet of you, with you able to create an entire telepathic conversation between a number of creatures equal to your Intelligence modifier (minimum of 3) instead of just two creatures.</text:p>
            <text:p text:style-name="Text_20_body"><text:span text:style-name="Emphasis"><text:span text:style-name="Strong_20_Emphasis">Unbearable Commands.</text:span></text:span> You can target a creature within 30 feet of you once per long rest, using your action to force it to make a Wisdom save against your spell save DC. On a fail, the creature is under your control for the next 8 hours. You can issue it a simple command as a bonus action, such as make a single attack, move, or disengage, which it must follow. If you use this on a creature everyday for a year, it becomes permanently <text:span text:style-name="Emphasis">charmed</text:span> by you.</text:p>
            <text:h text:style-name="Heading_20_3" text:outline-level="3"><text:bookmark text:name="the-summoner-bond-feral"/>Feral</text:h>
            <text:p text:style-name="Text_20_body">Its a connection to nature that allows you to summon forth allies, the same connection that grants you immense power. This allows you to call forth bestial and plant allows, and command them as if you had known them all your life.</text:p>
            <text:h text:style-name="Heading_20_4" text:outline-level="4"><text:bookmark text:name="the-summoner-bond-feral-bond-magic"/>Bond Magic</text:h>
            <text:p text:style-name="Text_20_body">You gain the spells below at the listed levels. They do not count against your total number of known spells.</text:p>
            <text:h text:style-name="Heading_20_5" text:outline-level="5"><text:bookmark text:name="the-summoner-bond-feral-bond-magic-feral-bond-spells"/>Feral Bond Spells</text:h>
            <table:table table:name="Tabela6" table:style-name="Tabela6">
              <table:table-column table:style-name="Tabela6.A"/>
              <table:table-column table:style-name="Tabela6.B"/>
              <table:table-header-rows>
                <table:table-row table:style-name="TableLine94551543759456">
                  <table:table-cell table:style-name="Tabela6.A1" office:value-type="string">
                    <text:p text:style-name="P3">Summoner Level</text:p>
                  </table:table-cell>
                  <table:table-cell table:style-name="Tabela6.A1" office:value-type="string">
                    <text:p text:style-name="P3">Spells</text:p>
                  </table:table-cell>
                </table:table-row>
              </table:table-header-rows>
              <table:table-row table:style-name="TableLine94551543787552">
                <table:table-cell table:style-name="Tabela6.A1" office:value-type="string">
                  <text:p text:style-name="P1">2nd</text:p>
                </table:table-cell>
                <table:table-cell table:style-name="Tabela6.A1" office:value-type="string">
                  <text:p text:style-name="P1">Animal Friendship, Speak with Animals</text:p>
                </table:table-cell>
              </table:table-row>
              <table:table-row table:style-name="TableLine94551543787904">
                <table:table-cell table:style-name="Tabela6.A1" office:value-type="string">
                  <text:p text:style-name="P1">5th</text:p>
                </table:table-cell>
                <table:table-cell table:style-name="Tabela6.A1" office:value-type="string">
                  <text:p text:style-name="P1">Beast Sense, Spike Growth</text:p>
                </table:table-cell>
              </table:table-row>
              <table:table-row table:style-name="TableLine94551543788320">
                <table:table-cell table:style-name="Tabela6.A1" office:value-type="string">
                  <text:p text:style-name="P1">9th</text:p>
                </table:table-cell>
                <table:table-cell table:style-name="Tabela6.A1" office:value-type="string">
                  <text:p text:style-name="P1">Conjure Animals, Speak with Plants</text:p>
                </table:table-cell>
              </table:table-row>
              <table:table-row table:style-name="TableLine94551543789040">
                <table:table-cell table:style-name="Tabela6.A1" office:value-type="string">
                  <text:p text:style-name="P1">13th</text:p>
                </table:table-cell>
                <table:table-cell table:style-name="Tabela6.A1" office:value-type="string">
                  <text:p text:style-name="P1">Dominate Beast, Giant Insect</text:p>
                </table:table-cell>
              </table:table-row>
              <table:table-row table:style-name="TableLine94551543789840">
                <table:table-cell table:style-name="Tabela6.A1" office:value-type="string">
                  <text:p text:style-name="P1">17th</text:p>
                </table:table-cell>
                <table:table-cell table:style-name="Tabela6.A1" office:value-type="string">
                  <text:p text:style-name="P1">Awaken, Insect Plague</text:p>
                </table:table-cell>
              </table:table-row>
            </table:table>
            <text:h text:style-name="Heading_20_4" text:outline-level="4"><text:bookmark text:name="the-summoner-bond-feral-natures-master"/>Nature's Master</text:h>
            <text:p text:style-name="Text_20_body">When you choose this Bond at 1st level, you gain the ability to summon creatures with the Beast or Plant type. To summon one of these creatures you must expend the number of stated points under the Summoning Costs chart.</text:p>
            <text:h text:style-name="Heading_20_4" text:outline-level="4"><text:bookmark text:name="the-summoner-bond-feral-reclaim-the-wilds"/>Reclaim the Wilds</text:h>
            <text:p text:style-name="Text_20_body">Starting at 6th level, your command over beasts and plants increases. Using your bonus action, you may command one summoned creature of yours to make an attack or move up to half its speed using its reaction.</text:p>
            <text:h text:style-name="Heading_20_4" text:outline-level="4"><text:bookmark text:name="the-summoner-bond-feral-language-of-the-land"/>Language of the Land</text:h>
            <text:p text:style-name="Text_20_body">Beginning at 11th level, you can speak with the wild life around you. You are permanently under the effects of the <text:span text:style-name="Emphasis">Speak with Plants</text:span> and <text:span text:style-name="Emphasis">Speak with Animals</text:span> spells, and both spells once a day without using a spell slot.</text:p>
          </text:section>
          <text:section text:style-name="Sect1" text:name="p7">
            <text:h text:style-name="Heading_20_4" text:outline-level="4"><text:bookmark text:name="the-summoner-bond-feral-guardian-of-beasts-and-plants"/>Guardian of Beasts and Plants</text:h>
            <text:p text:style-name="Text_20_body">By 15th level, your connection to nature allows you to react immediately when it's in danger. When a creature of the Beast or Plant type near you is attacked, you may use your reaction to attack the Beast or Plant's attacker.</text:p>
            <text:h text:style-name="Heading_20_4" text:outline-level="4"><text:bookmark text:name="the-summoner-bond-feral-timeless-form"/>Timeless Form</text:h>
            <text:p text:style-name="Text_20_body">At 20th level, nature has bestowed its ultimate gift upon you, true immortality. You no longer age, additionally, when you die, so long as your body remains, you reform as if the <text:span text:style-name="Emphasis">Reincarnate</text:span> spell was casted upon you within 1d12 months. Once you have done this, you must wait a year after you fully reform before you can do it again.</text:p>
            <text:h text:style-name="Heading_20_3" text:outline-level="3"><text:bookmark text:name="the-summoner-bond-hallowed"/>Hallowed</text:h>
            <text:p text:style-name="Text_20_body">Prayer to the divine or worship of the fey allows you to summon forth allies, be those tricksters or holders of holy law.</text:p>
            <text:h text:style-name="Heading_20_4" text:outline-level="4"><text:bookmark text:name="the-summoner-bond-hallowed-bond-magic"/>Bond Magic</text:h>
            <text:p text:style-name="Text_20_body">You gain the spells below at the listed levels. They do not count against your total number of known spells.</text:p>
            <text:h text:style-name="Heading_20_5" text:outline-level="5"><text:bookmark text:name="the-summoner-bond-hallowed-bond-magic-hallowed-bond-spells"/>Hallowed Bond Spells</text:h>
            <table:table table:name="Tabela7" table:style-name="Tabela7">
              <table:table-column table:style-name="Tabela7.A"/>
              <table:table-column table:style-name="Tabela7.B"/>
              <table:table-header-rows>
                <table:table-row table:style-name="TableLine94551543790736">
                  <table:table-cell table:style-name="Tabela7.A1" office:value-type="string">
                    <text:p text:style-name="P3">Summoner Level</text:p>
                  </table:table-cell>
                  <table:table-cell table:style-name="Tabela7.A1" office:value-type="string">
                    <text:p text:style-name="P3">Spells</text:p>
                  </table:table-cell>
                </table:table-row>
              </table:table-header-rows>
              <table:table-row table:style-name="TableLine94551543825008">
                <table:table-cell table:style-name="Tabela7.A1" office:value-type="string">
                  <text:p text:style-name="P1">2nd</text:p>
                </table:table-cell>
                <table:table-cell table:style-name="Tabela7.A1" office:value-type="string">
                  <text:p text:style-name="P1">Charm Person, Bless</text:p>
                </table:table-cell>
              </table:table-row>
              <table:table-row table:style-name="TableLine94551543825360">
                <table:table-cell table:style-name="Tabela7.A1" office:value-type="string">
                  <text:p text:style-name="P1">5th</text:p>
                </table:table-cell>
                <table:table-cell table:style-name="Tabela7.A1" office:value-type="string">
                  <text:p text:style-name="P1">Spiritual Weapon, Suggestion</text:p>
                </table:table-cell>
              </table:table-row>
              <table:table-row table:style-name="TableLine94551543825888">
                <table:table-cell table:style-name="Tabela7.A1" office:value-type="string">
                  <text:p text:style-name="P1">9th</text:p>
                </table:table-cell>
                <table:table-cell table:style-name="Tabela7.A1" office:value-type="string">
                  <text:p text:style-name="P1">Daylight, Hypnotic Pattern</text:p>
                </table:table-cell>
              </table:table-row>
              <table:table-row table:style-name="TableLine94551543826608">
                <table:table-cell table:style-name="Tabela7.A1" office:value-type="string">
                  <text:p text:style-name="P1">13th</text:p>
                </table:table-cell>
                <table:table-cell table:style-name="Tabela7.A1" office:value-type="string">
                  <text:p text:style-name="P1">Conjure Woodland Beings, Spirit Guardians</text:p>
                </table:table-cell>
              </table:table-row>
              <table:table-row table:style-name="TableLine94551543827408">
                <table:table-cell table:style-name="Tabela7.A1" office:value-type="string">
                  <text:p text:style-name="P1">17th</text:p>
                </table:table-cell>
                <table:table-cell table:style-name="Tabela7.A1" office:value-type="string">
                  <text:p text:style-name="P1">Dawn, Dominate Person</text:p>
                </table:table-cell>
              </table:table-row>
            </table:table>
            <text:h text:style-name="Heading_20_4" text:outline-level="4"><text:bookmark text:name="the-summoner-bond-hallowed-courts-courier"/>Court's Courier</text:h>
            <text:p text:style-name="Text_20_body">When you choose this Bond at 1st level, you gain the ability to summon creatures with the Fey or Celestial type. To summon one of these creatures you must expend the number of stated points under the Summoning Costs chart.</text:p>
            <text:h text:style-name="Heading_20_4" text:outline-level="4"><text:bookmark text:name="the-summoner-bond-hallowed-wits-and-charm"/><text:soft-page-break/>Wits and Charm</text:h>
            <text:p text:style-name="Text_20_body">By 6th level, you become deeply influenced by the magic of the Fey. You are immune to effects that would Charm you or put you to sleep, and learn the cantrip <text:span text:style-name="Emphasis">Friends</text:span> if you did not know it already. Additionally, you may cast <text:span text:style-name="Emphasis">Charm Person</text:span> once per day without expending a spell slot.</text:p>
            <text:h text:style-name="Heading_20_4" text:outline-level="4"><text:bookmark text:name="the-summoner-bond-hallowed-strange-radiance"/>Strange Radiance</text:h>
            <text:p text:style-name="Text_20_body">Starting at 11th level, you can emit radiant energy. As a bonus action, you can decide to shed 10 feet of bright light, and a further 10 feet of dim light, or stop shedding this light. All creatures within the bright light take 1d4 Radiant damage when they enter the light and at the start of their turn if they stay within that light. Additionally, any time you make a weapon attack or unarmed strike against a creature while you are not shedding that light, you deal an additional 1d4 Radiant damage.</text:p>
            <text:p text:style-name="Text_20_body"/>
            <text:h text:style-name="Heading_20_4" text:outline-level="4"><text:bookmark text:name="the-summoner-bond-hallowed-purity-of-soul"/>Purity of Soul</text:h>
            <text:p text:style-name="Text_20_body">Beginning at 15th level, you being alone can protect others. Once per long rest, you can cast <text:span text:style-name="Emphasis">Spirit Guardians</text:span> without expending a spell slot. Alternatively, you can expel a burst of light from you, casting <text:span text:style-name="Emphasis">Hypnotic Pattern</text:span> once per long rest without expending a spell slot.</text:p>
            <text:h text:style-name="Heading_20_4" text:outline-level="4"><text:bookmark text:name="the-summoner-bond-hallowed-holy-nature"/>Holy Nature</text:h>
            <text:p text:style-name="Text_20_body">At 20th level, your form becomes much like the fey and celestials you summon. You sprout wings, gaining a fly speed of 30 feet, and choose either the Fey or Celestial typing, gaining the following benefits listed with that typing:</text:p>
            <text:p text:style-name="Text_20_body"><text:span text:style-name="Emphasis"><text:span text:style-name="Strong_20_Emphasis">Illusory Knowledge.</text:span></text:span> <text:span text:style-name="Emphasis">(Fey)</text:span> You gain 10 feet of truesight, as you see through all nearby illusions.</text:p>
            <text:p text:style-name="Text_20_body"><text:span text:style-name="Emphasis"><text:span text:style-name="Strong_20_Emphasis">Fey Magics.</text:span></text:span> <text:span text:style-name="Emphasis">(Fey)</text:span> You can cast <text:span text:style-name="Emphasis">Charm Person</text:span> at will.</text:p>
            <text:p text:style-name="Text_20_body"><text:span text:style-name="Emphasis"><text:span text:style-name="Strong_20_Emphasis">Holy Visage.</text:span></text:span> <text:span text:style-name="Emphasis">(Celestial)</text:span> You become resistant to radiant damage.</text:p>
            <text:p text:style-name="Text_20_body"><text:span text:style-name="Emphasis"><text:span text:style-name="Strong_20_Emphasis">Untouchable Form.</text:span></text:span> <text:span text:style-name="Emphasis">(Celestial)</text:span> You are permanently under the effects of <text:span text:style-name="Emphasis">Protection from Evil and Good</text:span>, with the effected creature type being unable to change.</text:p>
            <text:h text:style-name="Heading_20_3" text:outline-level="3"><text:bookmark text:name="the-summoner-bond-lost"/>Lost</text:h>
            <text:p text:style-name="Text_20_body">Eternal life calls to you, and you gain it by making allies with the dead, slowly rotting as they do. Slowly becoming as they are.</text:p>
            <text:h text:style-name="Heading_20_4" text:outline-level="4"><text:bookmark text:name="the-summoner-bond-lost-bond-magic"/>Bond Magic</text:h>
            <text:p text:style-name="Text_20_body">You gain the spells below at the listed levels. They do not count against your total number of known spells.</text:p>
            <text:h text:style-name="Heading_20_5" text:outline-level="5"><text:bookmark text:name="the-summoner-bond-lost-bond-magic-lost-bond-spells"/>Lost Bond Spells</text:h>
            <table:table table:name="Tabela8" table:style-name="Tabela8">
              <table:table-column table:style-name="Tabela8.A"/>
              <table:table-column table:style-name="Tabela8.B"/>
              <table:table-header-rows>
                <table:table-row table:style-name="TableLine94551543828544">
                  <table:table-cell table:style-name="Tabela8.A1" office:value-type="string">
                    <text:p text:style-name="P3">Summoner Level</text:p>
                  </table:table-cell>
                  <table:table-cell table:style-name="Tabela8.A1" office:value-type="string">
                    <text:p text:style-name="P3">Spells</text:p>
                  </table:table-cell>
                </table:table-row>
              </table:table-header-rows>
              <table:table-row table:style-name="TableLine94551543859792">
                <table:table-cell table:style-name="Tabela8.A1" office:value-type="string">
                  <text:p text:style-name="P1">2nd</text:p>
                </table:table-cell>
                <table:table-cell table:style-name="Tabela8.A1" office:value-type="string">
                  <text:p text:style-name="P1">Inflict Wounds, Ray of Sickness</text:p>
                </table:table-cell>
              </table:table-row>
              <table:table-row table:style-name="TableLine94551543860144">
                <table:table-cell table:style-name="Tabela8.A1" office:value-type="string">
                  <text:p text:style-name="P1">5th</text:p>
                </table:table-cell>
                <table:table-cell table:style-name="Tabela8.A1" office:value-type="string">
                  <text:p text:style-name="P1">Blindness/Deafness, Gentle Repose</text:p>
                </table:table-cell>
              </table:table-row>
              <table:table-row table:style-name="TableLine94551543860560">
                <table:table-cell table:style-name="Tabela8.A1" office:value-type="string">
                  <text:p text:style-name="P1">9th</text:p>
                </table:table-cell>
                <table:table-cell table:style-name="Tabela8.A1" office:value-type="string">
                  <text:p text:style-name="P1">Animate Dead, Bestow Curse</text:p>
                </table:table-cell>
              </table:table-row>
              <table:table-row table:style-name="TableLine94551543861280">
                <table:table-cell table:style-name="Tabela8.A1" office:value-type="string">
                  <text:p text:style-name="P1">13th</text:p>
                </table:table-cell>
                <table:table-cell table:style-name="Tabela8.A1" office:value-type="string">
                  <text:p text:style-name="P1">Blight, Death Ward</text:p>
                </table:table-cell>
              </table:table-row>
              <table:table-row table:style-name="TableLine94551543862080">
                <table:table-cell table:style-name="Tabela8.A1" office:value-type="string">
                  <text:p text:style-name="P1">17th</text:p>
                </table:table-cell>
                <table:table-cell table:style-name="Tabela8.A1" office:value-type="string">
                  <text:p text:style-name="P1">Contagion, Negative Energy Flood</text:p>
                </table:table-cell>
              </table:table-row>
            </table:table>
            <text:h text:style-name="Heading_20_4" text:outline-level="4"><text:bookmark text:name="the-summoner-bond-lost-dead-walker"/>Dead Walker</text:h>
            <text:p text:style-name="Text_20_body">When you choose this Bond at 1st level, you gain the ability to summon creatures with the Undead or Ooze type. To summon one of these creatures you must expend the number of stated points under the Summoning Costs chart.</text:p>
            <text:h text:style-name="Heading_20_4" text:outline-level="4"><text:bookmark text:name="the-summoner-bond-lost-touch-of-the-damned"/><text:soft-page-break/>Touch of the Damned</text:h>
            <text:p text:style-name="Text_20_body">Starting at 6th, your form becomes infused with the essence of the dead. When you make a melee attack against a creature, you deal an additional 1d4 Necrotic damage. Additionally, when you take necrotic damage you instead heal a number equal to half the necrotic damage dealt, and you gain the Undead typing.</text:p>
            <text:h text:style-name="Heading_20_4" text:outline-level="4"><text:bookmark text:name="the-summoner-bond-lost-rotting-army"/>Rotting Army</text:h>
            <text:p text:style-name="Text_20_body">By 11th level, your ability to call forth the dead is empowered. When you cast Animate Dead, it always acts as if you casted it at a level higher than you actually did. Additionally, you may create Shadow instead of a the two zombies/skeltons when you cast the spell at higher levels.</text:p>
          </text:section>
          <text:section text:style-name="Sect1" text:name="p8">
            <text:h text:style-name="Heading_20_4" text:outline-level="4"><text:bookmark text:name="the-summoner-bond-lost-gaze-of-unending-torment"/>Gaze of Unending Torment</text:h>
            <text:p text:style-name="Text_20_body">Beginning at 15th level, you can focus your hatred at one target. Using a bonus action, you can force a creature to make a Wisdom save against you spell save DC, or become frightened of you, and have your summons have advantage on their first attack against that creature. This may be done a number of times per long rest equal to your Intelligence modifier (minimum of 1). Additionally, you all undead allies within 30 feet of you have advantage on saves against effects that turn undead.</text:p>
            <text:h text:style-name="Heading_20_4" text:outline-level="4"><text:bookmark text:name="the-summoner-bond-lost-eternally-lifeless"/>Eternally Lifeless</text:h>
            <text:p text:style-name="Text_20_body">At 20th level, your body is permanently stuck in a stasis. You no longer need to eat, drink, sleep, or breath, and do not age. Additionally, you are immune to Poison damage and the Poisoned condition, as well as the Exhausted condition.</text:p>
            <text:h text:style-name="Heading_20_3" text:outline-level="3"><text:bookmark text:name="the-summoner-bond-primeval"/>Primeval</text:h>
            <text:p text:style-name="Text_20_body">You control the elements, giving a direct line to the elementals which you summon. This allows you to control and alter those elements, giving your abilities greater effectiveness over those that would otherwise resist them.</text:p>
            <text:h text:style-name="Heading_20_4" text:outline-level="4"><text:bookmark text:name="the-summoner-bond-primeval-bond-magic"/>Bond Magic</text:h>
            <text:p text:style-name="Text_20_body">You gain the spells below at the listed levels. They do not count against your total number of known spells.</text:p>
            <text:h text:style-name="Heading_20_5" text:outline-level="5"><text:bookmark text:name="the-summoner-bond-primeval-bond-magic-primeval-bond-spells"/>Primeval Bond Spells</text:h>
            <table:table table:name="Tabela9" table:style-name="Tabela9">
              <table:table-column table:style-name="Tabela9.A"/>
              <table:table-column table:style-name="Tabela9.B"/>
              <table:table-header-rows>
                <table:table-row table:style-name="TableLine94551543862976">
                  <table:table-cell table:style-name="Tabela9.A1" office:value-type="string">
                    <text:p text:style-name="P3">Summoner Level</text:p>
                  </table:table-cell>
                  <table:table-cell table:style-name="Tabela9.A1" office:value-type="string">
                    <text:p text:style-name="P3">Spells</text:p>
                  </table:table-cell>
                </table:table-row>
              </table:table-header-rows>
              <table:table-row table:style-name="TableLine94551543887456">
                <table:table-cell table:style-name="Tabela9.A1" office:value-type="string">
                  <text:p text:style-name="P1">2nd</text:p>
                </table:table-cell>
                <table:table-cell table:style-name="Tabela9.A1" office:value-type="string">
                  <text:p text:style-name="P1">Absorb Elements, Earth Tremor</text:p>
                </table:table-cell>
              </table:table-row>
              <table:table-row table:style-name="TableLine94551543887808">
                <table:table-cell table:style-name="Tabela9.A1" office:value-type="string">
                  <text:p text:style-name="P1">5th</text:p>
                </table:table-cell>
                <table:table-cell table:style-name="Tabela9.A1" office:value-type="string">
                  <text:p text:style-name="P1">Maximilian's Earthen Grasp</text:p>
                </table:table-cell>
              </table:table-row>
              <table:table-row table:style-name="TableLine94551543888336">
                <table:table-cell table:style-name="Tabela9.A1" office:value-type="string">
                  <text:p text:style-name="P1">9th</text:p>
                </table:table-cell>
                <table:table-cell table:style-name="Tabela9.A1" office:value-type="string">
                  <text:p text:style-name="P1">Elemental Weapon, Erupting Earth</text:p>
                </table:table-cell>
              </table:table-row>
              <table:table-row table:style-name="TableLine94551543889056">
                <table:table-cell table:style-name="Tabela9.A1" office:value-type="string">
                  <text:p text:style-name="P1">13th</text:p>
                </table:table-cell>
                <table:table-cell table:style-name="Tabela9.A1" office:value-type="string">
                  <text:p text:style-name="P1">Conjure Minor Elementals, Elemental Bane</text:p>
                </table:table-cell>
              </table:table-row>
              <table:table-row table:style-name="TableLine94551543889856">
                <table:table-cell table:style-name="Tabela9.A1" office:value-type="string">
                  <text:p text:style-name="P1">17th</text:p>
                </table:table-cell>
                <table:table-cell table:style-name="Tabela9.A1" office:value-type="string">
                  <text:p text:style-name="P1">Conjure Elemental, Transmute Rock</text:p>
                </table:table-cell>
              </table:table-row>
            </table:table>
            <text:h text:style-name="Heading_20_4" text:outline-level="4"><text:bookmark text:name="the-summoner-bond-primeval-master-of-earth"/>Master of Earth</text:h>
            <text:p text:style-name="Text_20_body">When you choose this Bond at 1st level, you gain the ability to summon creatures with the Elemental type. To summon one of these creatures you must expend the number of stated points under the Summoning Costs chart.</text:p>
            <text:h text:style-name="Heading_20_4" text:outline-level="4"><text:bookmark text:name="the-summoner-bond-primeval-elemental-ward"/>Elemental Ward</text:h>
            <text:p text:style-name="Text_20_body">By 6th level, your mastery of the elements gives you some level of defense against them. You gain resistance to one type of the following types of damage, having the ability to change it to another type over the course of a week: Cold, Fire, Lightning, or Thunder.</text:p>
            <text:h text:style-name="Heading_20_4" text:outline-level="4"><text:bookmark text:name="the-summoner-bond-primeval-altered-energy"/>Altered Energy</text:h>
            <text:p text:style-name="Text_20_body">Starting at 11th level, you can change the form of elemental energy you use. When you cast a spell, you can change its damage type to one of the following: Cold, Fire, Lightning, or Thunder. You may do this a number of times equal to your Intelligence modifier (minimum of 1) per long rest.</text:p>
            <text:p text:style-name="Text_20_body"><text:soft-page-break/><text:line-break/></text:p>
            <text:h text:style-name="Heading_20_4" text:outline-level="4"><text:bookmark text:name="the-summoner-bond-primeval-iron-flesh"/>Iron Flesh</text:h>
            <text:p text:style-name="Text_20_body">Beginning at 15th level, your flesh becomes like steel. You are resistant to non-magical bludgeoning, piercing and slashing damage. Additionally, your fortuitous form gives you advantage on Constitution saving throws.</text:p>
            <text:h text:style-name="Heading_20_4" text:outline-level="4"><text:bookmark text:name="the-summoner-bond-primeval-overwhelming-power"/>Overwhelming Power</text:h>
            <text:p text:style-name="Text_20_body">At 20th level, your elemental magics are supremely powerful. Whenever you cast a spell that deals Cold, Fire, Lightning, or Thunder damage, you may add your Intelligence modifier to that damage. Additionally, any spell you cast over comes resistance to its damage type, with it treating immunity as resistance.</text:p>
            <text:h text:style-name="Heading_20_3" text:outline-level="3"><text:bookmark text:name="the-summoner-bond-void"/>Void</text:h>
            <text:p text:style-name="Text_20_body">In the cosmos there are a type of creature which are out casts, beings that should never be. You have formed a bond with these beasts, slowly altering your body to their strange, alien forms.</text:p>
            <text:h text:style-name="Heading_20_4" text:outline-level="4"><text:bookmark text:name="the-summoner-bond-void-bond-magic"/>Bond Magic</text:h>
            <text:p text:style-name="Text_20_body">You gain the spells below at the listed levels. They do not count against your total number of known spells.</text:p>
            <text:h text:style-name="Heading_20_5" text:outline-level="5"><text:bookmark text:name="the-summoner-bond-void-bond-magic-void-bond-spells"/>Void Bond Spells</text:h>
            <table:table table:name="Tabela10" table:style-name="Tabela10">
              <table:table-column table:style-name="Tabela10.A"/>
              <table:table-column table:style-name="Tabela10.B"/>
              <table:table-header-rows>
                <table:table-row table:style-name="TableLine94551543891088">
                  <table:table-cell table:style-name="Tabela10.A1" office:value-type="string">
                    <text:p text:style-name="P3">Summoner Level</text:p>
                  </table:table-cell>
                  <table:table-cell table:style-name="Tabela10.A1" office:value-type="string">
                    <text:p text:style-name="P3">Spells</text:p>
                  </table:table-cell>
                </table:table-row>
              </table:table-header-rows>
              <table:table-row table:style-name="TableLine94551543915696">
                <table:table-cell table:style-name="Tabela10.A1" office:value-type="string">
                  <text:p text:style-name="P1">2nd</text:p>
                </table:table-cell>
                <table:table-cell table:style-name="Tabela10.A1" office:value-type="string">
                  <text:p text:style-name="P1">Jump, Longstrider</text:p>
                </table:table-cell>
              </table:table-row>
              <table:table-row table:style-name="TableLine94551543916048">
                <table:table-cell table:style-name="Tabela10.A1" office:value-type="string">
                  <text:p text:style-name="P1">5th</text:p>
                </table:table-cell>
                <table:table-cell table:style-name="Tabela10.A1" office:value-type="string">
                  <text:p text:style-name="P1">Alter Self, Spider Climb</text:p>
                </table:table-cell>
              </table:table-row>
              <table:table-row table:style-name="TableLine94551543916464">
                <table:table-cell table:style-name="Tabela10.A1" office:value-type="string">
                  <text:p text:style-name="P1">9th</text:p>
                </table:table-cell>
                <table:table-cell table:style-name="Tabela10.A1" office:value-type="string">
                  <text:p text:style-name="P1">Fly, Stinking Cloud</text:p>
                </table:table-cell>
              </table:table-row>
              <table:table-row table:style-name="TableLine94551543917184">
                <table:table-cell table:style-name="Tabela10.A1" office:value-type="string">
                  <text:p text:style-name="P1">13th</text:p>
                </table:table-cell>
                <table:table-cell table:style-name="Tabela10.A1" office:value-type="string">
                  <text:p text:style-name="P1">Polymorph, Stoneskin</text:p>
                </table:table-cell>
              </table:table-row>
              <table:table-row table:style-name="TableLine94551543917984">
                <table:table-cell table:style-name="Tabela10.A1" office:value-type="string">
                  <text:p text:style-name="P1">17th</text:p>
                </table:table-cell>
                <table:table-cell table:style-name="Tabela10.A1" office:value-type="string">
                  <text:p text:style-name="P1">Cloudkill, Mislead</text:p>
                </table:table-cell>
              </table:table-row>
            </table:table>
            <text:h text:style-name="Heading_20_4" text:outline-level="4"><text:bookmark text:name="the-summoner-bond-void-abyssal-seer"/>Abyssal Seer</text:h>
            <text:p text:style-name="Text_20_body">When you choose this Bond at 1st level, you gain the ability to summon creatures with the Monstrosity type. To summon one of these creatures you must expend the number of stated points under the Summoning Costs chart.</text:p>
            <text:h text:style-name="Heading_20_4" text:outline-level="4"><text:bookmark text:name="the-summoner-bond-void-body-of-the-void"/>Body of the Void</text:h>
            <text:p text:style-name="Text_20_body">By 6th level, your knowledge of the unending expanse of the void and reality allows you to alter yourself. You gain a fly speed of 15 feet, no longer need to breath, and do not need to sleep.</text:p>
            <text:h text:style-name="Heading_20_4" text:outline-level="4"><text:bookmark text:name="the-summoner-bond-void-adaptive-form"/>Adaptive Form</text:h>
            <text:p text:style-name="Text_20_body">At 11th level, your body has learned to adapt to all environments. You can cast <text:span text:style-name="Emphasis">Alter Self</text:span> at will, and it does not require concentration.</text:p>
          </text:section>
          <text:section text:style-name="Sect1" text:name="p9">
            <text:h text:style-name="Heading_20_4" text:outline-level="4"><text:bookmark text:name="the-summoner-bond-void-strange-nature"/>Strange Nature</text:h>
            <text:p text:style-name="Text_20_body">Starting at 15th level, you can change yourself to further mimic other creatures. You may choose to permanently gain one of the following benefits:</text:p>
            <text:p text:style-name="Text_20_body"><text:span text:style-name="Emphasis"><text:span text:style-name="Strong_20_Emphasis">All Seeing.</text:span></text:span> You gain a blindsight of 30 feet, and a truesight of 5 feet.</text:p>
            <text:p text:style-name="Text_20_body"><text:span text:style-name="Emphasis"><text:span text:style-name="Strong_20_Emphasis">Pack Tactics.</text:span></text:span> When a conscious ally is within 5 feet of another creature, you have advantage on attacks against that creature.</text:p>
            <text:p text:style-name="Text_20_body"><text:span text:style-name="Emphasis"><text:span text:style-name="Strong_20_Emphasis">Liquid Form.</text:span></text:span> You can Dash, Disengage, or Hide as a bonus action. Additionally, all forms of movement you have are increased by 10 feet.</text:p>
            <text:h text:style-name="Heading_20_4" text:outline-level="4"><text:bookmark text:name="the-summoner-bond-void-living-mirror"/><text:soft-page-break/>Living Mirror</text:h>
            <text:p text:style-name="Text_20_body">Beginning at 20th level, you can make yourself look just like another creature. Using your action, you can change your shape to that of another creature. The shape you change into may not be larger than yourself, and you must see the creature you are changing into. All of your equipment melds into you as you do so, and you gain the statistics of the creature. You can do this once per long rest, with this transformation lasting a number of rounds equal to your Intelligence modifier (minimum of 1), after which you gain a level of exhaustion. Additionally, you gain the Monstrosity typing</text:p>
          </text:section>
          <text:section text:style-name="Sect1" text:name="p10">
            <text:h text:style-name="Heading_20_2" text:outline-level="2"><text:bookmark text:name="the-summoner-summoner-spell-list"/>Summoner Spell List</text:h>
            <text:h text:style-name="Heading_20_5" text:outline-level="5"><text:bookmark text:name="the-summoner-summoner-spell-list-1st-level"/>1st Level</text:h>
            <text:list xml:id="list2022012741" text:style-name="L5">
              <text:list-item>
                <text:p text:style-name="P19">Chromatic Orb </text:p>
              </text:list-item>
              <text:list-item>
                <text:p text:style-name="P19">False Life </text:p>
              </text:list-item>
              <text:list-item>
                <text:p text:style-name="P19">Mage Armor </text:p>
              </text:list-item>
              <text:list-item>
                <text:p text:style-name="P19">Magic Missile </text:p>
              </text:list-item>
              <text:list-item>
                <text:p text:style-name="P19">Shield </text:p>
              </text:list-item>
              <text:list-item>
                <text:p text:style-name="P19">Thunderwave </text:p>
              </text:list-item>
              <text:list-item>
                <text:p text:style-name="P10">Witchbolt </text:p>
              </text:list-item>
            </text:list>
            <text:h text:style-name="Heading_20_5" text:outline-level="5"><text:bookmark text:name="the-summoner-summoner-spell-list-2nd-level"/>2nd Level</text:h>
            <text:list xml:id="list2772084543" text:style-name="L6">
              <text:list-item>
                <text:p text:style-name="P20">Blur </text:p>
              </text:list-item>
              <text:list-item>
                <text:p text:style-name="P20">Enlarge/Reduce </text:p>
              </text:list-item>
              <text:list-item>
                <text:p text:style-name="P20">Flaming Sphere </text:p>
              </text:list-item>
              <text:list-item>
                <text:p text:style-name="P20">Hold Person </text:p>
              </text:list-item>
              <text:list-item>
                <text:p text:style-name="P20">Magic Weapon </text:p>
              </text:list-item>
              <text:list-item>
                <text:p text:style-name="P20">Melf's Magic Arrow </text:p>
              </text:list-item>
              <text:list-item>
                <text:p text:style-name="P20">Scorching Ray </text:p>
              </text:list-item>
              <text:list-item>
                <text:p text:style-name="P11">Suggestion </text:p>
              </text:list-item>
            </text:list>
            <text:h text:style-name="Heading_20_5" text:outline-level="5"><text:bookmark text:name="the-summoner-summoner-spell-list-3rd-level"/>3rd Level</text:h>
            <text:list xml:id="list1456963918" text:style-name="L7">
              <text:list-item>
                <text:p text:style-name="P21">Blink </text:p>
              </text:list-item>
              <text:list-item>
                <text:p text:style-name="P21">Conjure Barrage </text:p>
              </text:list-item>
              <text:list-item>
                <text:p text:style-name="P21">Counter Spell </text:p>
              </text:list-item>
              <text:list-item>
                <text:p text:style-name="P21">Melf's Minute Meteors </text:p>
              </text:list-item>
              <text:list-item>
                <text:p text:style-name="P21">Slow </text:p>
              </text:list-item>
              <text:list-item>
                <text:p text:style-name="P12">Thunderstep </text:p>
              </text:list-item>
            </text:list>
            <text:h text:style-name="Heading_20_5" text:outline-level="5"><text:bookmark text:name="the-summoner-summoner-spell-list-4th-level"/>4th Level</text:h>
            <text:list xml:id="list633187610" text:style-name="L8">
              <text:list-item>
                <text:p text:style-name="P22">Dimension Door </text:p>
              </text:list-item>
              <text:list-item>
                <text:p text:style-name="P22">Mordenkainen's Faithful Hound </text:p>
              </text:list-item>
              <text:list-item>
                <text:p text:style-name="P22">Otilukes/'s Resilient Sphere </text:p>
              </text:list-item>
              <text:list-item>
                <text:p text:style-name="P13">Storm Sphere </text:p>
              </text:list-item>
            </text:list>
            <text:h text:style-name="Heading_20_5" text:outline-level="5"><text:bookmark text:name="the-summoner-summoner-spell-list-5th-level"/>5th Level</text:h>
            <text:list xml:id="list1780548694" text:style-name="L9">
              <text:list-item>
                <text:p text:style-name="P23">Animate Objects </text:p>
              </text:list-item>
              <text:list-item>
                <text:p text:style-name="P23">Antilife Shell </text:p>
              </text:list-item>
              <text:list-item>
                <text:p text:style-name="P23">Bigby's Hand </text:p>
              </text:list-item>
              <text:list-item>
                <text:p text:style-name="P23">Conjure Volley </text:p>
              </text:list-item>
              <text:list-item>
                <text:p text:style-name="P14">Destructive Wave </text:p>
              </text:list-item>
            </text:list>
          </text:section>
          <text:section text:style-name="Sect1" text:name="p11">
            <text:h text:style-name="Heading_20_2" text:outline-level="2"><text:bookmark text:name="the-summoner-multiclassing"/><text:soft-page-break/>Multiclassing</text:h>
            <text:p text:style-name="Text_20_body">As with most homebrew, multiclassing can cause unexpected results. The following are rules on how to do so, though do so at your own risk.</text:p>
            <text:h text:style-name="Heading_20_3" text:outline-level="3"><text:bookmark text:name="the-summoner-multiclassing-prerequisites"/>Prerequisites</text:h>
            <text:p text:style-name="Text_20_body">To qualify for your new class, you must meet both the prerequisites for your new class, shown in the Prerequisites table, and the prerequisites of your current class.</text:p>
            <text:h text:style-name="Heading_20_5" text:outline-level="5"><text:bookmark text:name="the-summoner-multiclassing-prerequisites-prerequisites"/>Prerequisites</text:h>
            <table:table table:name="Tabela11" table:style-name="Tabela11">
              <table:table-column table:style-name="Tabela11.A"/>
              <table:table-column table:style-name="Tabela11.B"/>
              <table:table-header-rows>
                <table:table-row table:style-name="TableLine94551543919104">
                  <table:table-cell table:style-name="Tabela11.A1" office:value-type="string">
                    <text:p text:style-name="P3">Class</text:p>
                  </table:table-cell>
                  <table:table-cell table:style-name="Tabela11.A1" office:value-type="string">
                    <text:p text:style-name="P3">Ability Score Minimum</text:p>
                  </table:table-cell>
                </table:table-row>
              </table:table-header-rows>
              <table:table-row table:style-name="TableLine94551544036016">
                <table:table-cell table:style-name="Tabela11.A1" office:value-type="string">
                  <text:p text:style-name="P1">Summoner</text:p>
                </table:table-cell>
                <table:table-cell table:style-name="Tabela11.A1" office:value-type="string">
                  <text:p text:style-name="P1">Intelligence 13</text:p>
                </table:table-cell>
              </table:table-row>
            </table:table>
            <text:h text:style-name="Heading_20_3" text:outline-level="3"><text:bookmark text:name="the-summoner-multiclassing-proficiencies"/>Proficiencies</text:h>
            <text:p text:style-name="Text_20_body">When you gain a level in a class other than your first, you only gain some of that class's starting proficiencies, as shown in the Multiclassing Proficiencies table.</text:p>
            <text:h text:style-name="Heading_20_5" text:outline-level="5"><text:bookmark text:name="the-summoner-multiclassing-proficiencies-multiclassing-porficiencies"/>Multiclassing Porficiencies</text:h>
            <table:table table:name="Tabela12" table:style-name="Tabela12">
              <table:table-column table:style-name="Tabela12.A"/>
              <table:table-column table:style-name="Tabela12.B"/>
              <table:table-header-rows>
                <table:table-row table:style-name="TableLine94551544036720">
                  <table:table-cell table:style-name="Tabela12.A1" office:value-type="string">
                    <text:p text:style-name="P3">Class</text:p>
                  </table:table-cell>
                  <table:table-cell table:style-name="Tabela12.A1" office:value-type="string">
                    <text:p text:style-name="P3">Proficiencies Gained</text:p>
                  </table:table-cell>
                </table:table-row>
              </table:table-header-rows>
              <table:table-row table:style-name="TableLine94551544045280">
                <table:table-cell table:style-name="Tabela12.A1" office:value-type="string">
                  <text:p text:style-name="P1">Summoner</text:p>
                </table:table-cell>
                <table:table-cell table:style-name="Tabela12.A1" office:value-type="string">
                  <text:p text:style-name="P1">light armor, medium armor, simple weapons, one skill from the class's skill list</text:p>
                </table:table-cell>
              </table:table-row>
            </table:table>
            <text:h text:style-name="Heading_20_2" text:outline-level="2"><text:bookmark text:name="the-summoner-credits"/>Credits</text:h>
            <text:p text:style-name="Text_20_body"><text:span text:style-name="Strong_20_Emphasis">Author:</text:span> u/platinumsketch </text:p>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calysans" svg:font-family="scalysan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24T13:35:47.878885149</meta:creation-date>
    <meta:editing-duration>PT41M45S</meta:editing-duration>
    <meta:editing-cycles>2</meta:editing-cycles>
    <meta:generator>LibreOffice/6.4.7.2$Linux_X86_64 LibreOffice_project/40$Build-2</meta:generator>
    <dc:date>2024-06-24T14:28:49.063881035</dc:date>
    <meta:document-statistic meta:table-count="12" meta:image-count="0" meta:object-count="0" meta:page-count="12" meta:paragraph-count="565" meta:word-count="4723" meta:character-count="26571" meta:non-whitespace-character-count="22367"/>
  </office:meta>
</office:document-meta>
</file>